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201000000780000007822F79F4ECC50E1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92c32"/>
    </style:style>
    <style:style style:name="P2" style:family="paragraph" style:parent-style-name="Standard">
      <style:text-properties officeooo:rsid="00292c32" officeooo:paragraph-rsid="00292c32"/>
    </style:style>
    <style:style style:name="P3" style:family="paragraph" style:parent-style-name="Standard">
      <style:text-properties officeooo:rsid="002d2b8f" officeooo:paragraph-rsid="002d2b8f"/>
    </style:style>
    <style:style style:name="P4" style:family="paragraph" style:parent-style-name="Standard">
      <style:text-properties officeooo:rsid="0026230a" officeooo:paragraph-rsid="00292c32"/>
    </style:style>
    <style:style style:name="P5" style:family="paragraph" style:parent-style-name="Standard">
      <style:text-properties officeooo:rsid="0005ca48" officeooo:paragraph-rsid="003cd414"/>
    </style:style>
    <style:style style:name="P6" style:family="paragraph" style:parent-style-name="Standard">
      <style:text-properties officeooo:rsid="003d141a" officeooo:paragraph-rsid="00426898"/>
    </style:style>
    <style:style style:name="P7" style:family="paragraph" style:parent-style-name="Standard">
      <style:text-properties officeooo:rsid="00441106" officeooo:paragraph-rsid="00441106"/>
    </style:style>
    <style:style style:name="P8" style:family="paragraph" style:parent-style-name="Standard">
      <style:text-properties officeooo:rsid="00463344" officeooo:paragraph-rsid="00463344"/>
    </style:style>
    <style:style style:name="P9" style:family="paragraph" style:parent-style-name="Standard">
      <style:text-properties officeooo:rsid="00519ae3" officeooo:paragraph-rsid="00519ae3"/>
    </style:style>
    <style:style style:name="P10" style:family="paragraph" style:parent-style-name="Standard">
      <style:text-properties officeooo:rsid="00519ae3" officeooo:paragraph-rsid="007d05d2"/>
    </style:style>
    <style:style style:name="P11" style:family="paragraph" style:parent-style-name="Standard">
      <style:text-properties officeooo:rsid="0052b846" officeooo:paragraph-rsid="0052b846"/>
    </style:style>
    <style:style style:name="P12" style:family="paragraph" style:parent-style-name="Standard">
      <style:text-properties officeooo:rsid="00542ade" officeooo:paragraph-rsid="00542ade"/>
    </style:style>
    <style:style style:name="P13" style:family="paragraph" style:parent-style-name="Standard">
      <style:text-properties officeooo:rsid="00542ade" officeooo:paragraph-rsid="005aee38"/>
    </style:style>
    <style:style style:name="P14" style:family="paragraph" style:parent-style-name="Standard">
      <style:text-properties officeooo:rsid="005cc6ba" officeooo:paragraph-rsid="005cc6ba"/>
    </style:style>
    <style:style style:name="P15" style:family="paragraph" style:parent-style-name="Standard">
      <style:text-properties officeooo:rsid="005cc6ba" officeooo:paragraph-rsid="0095552e"/>
    </style:style>
    <style:style style:name="P16" style:family="paragraph" style:parent-style-name="Standard">
      <style:text-properties officeooo:rsid="00696f10" officeooo:paragraph-rsid="00696f10"/>
    </style:style>
    <style:style style:name="P17" style:family="paragraph" style:parent-style-name="Standard">
      <style:text-properties officeooo:rsid="007ac012" officeooo:paragraph-rsid="007d05d2"/>
    </style:style>
    <style:style style:name="P18" style:family="paragraph" style:parent-style-name="Standard">
      <style:text-properties officeooo:rsid="0097ffc5" officeooo:paragraph-rsid="0097ffc5"/>
    </style:style>
    <style:style style:name="P19" style:family="paragraph" style:parent-style-name="Standard">
      <style:text-properties officeooo:rsid="0055f0a0" officeooo:paragraph-rsid="005aee38"/>
    </style:style>
    <style:style style:name="P20" style:family="paragraph" style:parent-style-name="Standard">
      <style:text-properties officeooo:rsid="00e684fb" officeooo:paragraph-rsid="00e6b730"/>
    </style:style>
    <style:style style:name="P21" style:family="paragraph" style:parent-style-name="Standard">
      <style:text-properties officeooo:rsid="01778e4a" officeooo:paragraph-rsid="01778e4a"/>
    </style:style>
    <style:style style:name="P22" style:family="paragraph" style:parent-style-name="Standard">
      <style:text-properties officeooo:rsid="006d3ea3" officeooo:paragraph-rsid="006d3ea3"/>
    </style:style>
    <style:style style:name="P23" style:family="paragraph" style:parent-style-name="Text_20_body">
      <style:text-properties officeooo:rsid="009e3d68" officeooo:paragraph-rsid="009e3d68"/>
    </style:style>
    <style:style style:name="P24" style:family="paragraph" style:parent-style-name="Text_20_body">
      <style:text-properties officeooo:rsid="009e3d68" officeooo:paragraph-rsid="00a00c92"/>
    </style:style>
    <style:style style:name="P25" style:family="paragraph" style:parent-style-name="Text_20_body">
      <style:text-properties officeooo:rsid="00a573d9" officeooo:paragraph-rsid="00a573d9"/>
    </style:style>
    <style:style style:name="P26" style:family="paragraph" style:parent-style-name="Text_20_body">
      <style:text-properties officeooo:rsid="00e9f554" officeooo:paragraph-rsid="00e9f554"/>
    </style:style>
    <style:style style:name="P27" style:family="paragraph" style:parent-style-name="Text_20_body">
      <style:text-properties officeooo:rsid="00e9f554" officeooo:paragraph-rsid="00ed665f"/>
    </style:style>
    <style:style style:name="P28" style:family="paragraph" style:parent-style-name="Text_20_body">
      <style:text-properties officeooo:rsid="00e9f554" officeooo:paragraph-rsid="01087750"/>
    </style:style>
    <style:style style:name="P29" style:family="paragraph" style:parent-style-name="Text_20_body">
      <style:text-properties officeooo:rsid="00a4aefb" officeooo:paragraph-rsid="00a573d9"/>
    </style:style>
    <style:style style:name="P30" style:family="paragraph" style:parent-style-name="Text_20_body">
      <style:text-properties officeooo:rsid="00f49e7b" officeooo:paragraph-rsid="00f49e7b"/>
    </style:style>
    <style:style style:name="P31" style:family="paragraph" style:parent-style-name="Text_20_body">
      <style:text-properties officeooo:rsid="00a5e7ac" officeooo:paragraph-rsid="00f74edd"/>
    </style:style>
    <style:style style:name="P32" style:family="paragraph" style:parent-style-name="Text_20_body">
      <style:text-properties officeooo:rsid="010a297d" officeooo:paragraph-rsid="011ca2c1"/>
    </style:style>
    <style:style style:name="P33" style:family="paragraph" style:parent-style-name="Text_20_body">
      <style:text-properties officeooo:rsid="0114d5e3" officeooo:paragraph-rsid="012bdf35"/>
    </style:style>
    <style:style style:name="P34" style:family="paragraph" style:parent-style-name="Text_20_body">
      <style:text-properties officeooo:rsid="012f9fb3" officeooo:paragraph-rsid="012f9fb3"/>
    </style:style>
    <style:style style:name="P35" style:family="paragraph" style:parent-style-name="Text_20_body">
      <style:text-properties officeooo:rsid="013332dc" officeooo:paragraph-rsid="013332dc"/>
    </style:style>
    <style:style style:name="P36" style:family="paragraph" style:parent-style-name="Text_20_body">
      <style:text-properties officeooo:rsid="0120b59c" officeooo:paragraph-rsid="013997e3"/>
    </style:style>
    <style:style style:name="P37" style:family="paragraph" style:parent-style-name="Text_20_body">
      <style:text-properties officeooo:rsid="012cfb61" officeooo:paragraph-rsid="012cfb61"/>
    </style:style>
    <style:style style:name="P38" style:family="paragraph" style:parent-style-name="Text_20_body">
      <style:text-properties officeooo:rsid="013fbec4" officeooo:paragraph-rsid="013fbec4"/>
    </style:style>
    <style:style style:name="P39" style:family="paragraph" style:parent-style-name="Text_20_body">
      <style:text-properties officeooo:rsid="013fbec4" officeooo:paragraph-rsid="01414cbe"/>
    </style:style>
    <style:style style:name="P40" style:family="paragraph" style:parent-style-name="Text_20_body">
      <style:text-properties officeooo:rsid="013fbec4" officeooo:paragraph-rsid="0142a5e0"/>
    </style:style>
    <style:style style:name="P41" style:family="paragraph" style:parent-style-name="Text_20_body">
      <style:text-properties officeooo:rsid="013fbec4" officeooo:paragraph-rsid="01c1fee3"/>
    </style:style>
    <style:style style:name="P42" style:family="paragraph" style:parent-style-name="Text_20_body">
      <style:text-properties officeooo:rsid="013fbec4" officeooo:paragraph-rsid="01c9ec77"/>
    </style:style>
    <style:style style:name="P43" style:family="paragraph" style:parent-style-name="Text_20_body">
      <style:text-properties officeooo:rsid="014cbac3" officeooo:paragraph-rsid="014d9b7a"/>
    </style:style>
    <style:style style:name="P44" style:family="paragraph" style:parent-style-name="Text_20_body">
      <style:text-properties officeooo:rsid="014fcbd1" officeooo:paragraph-rsid="015d1c3e"/>
    </style:style>
    <style:style style:name="P45" style:family="paragraph" style:parent-style-name="Text_20_body">
      <style:text-properties officeooo:rsid="0161361c" officeooo:paragraph-rsid="0161361c"/>
    </style:style>
    <style:style style:name="P46" style:family="paragraph" style:parent-style-name="Text_20_body">
      <style:text-properties officeooo:rsid="0161361c" officeooo:paragraph-rsid="016dd611"/>
    </style:style>
    <style:style style:name="P47" style:family="paragraph" style:parent-style-name="Text_20_body">
      <style:text-properties officeooo:rsid="0161361c" officeooo:paragraph-rsid="017fa54d"/>
    </style:style>
    <style:style style:name="P48" style:family="paragraph" style:parent-style-name="Text_20_body">
      <style:text-properties officeooo:rsid="0123b5ba" officeooo:paragraph-rsid="013a4286"/>
    </style:style>
    <style:style style:name="P49" style:family="paragraph" style:parent-style-name="Text_20_body">
      <style:text-properties officeooo:rsid="016377cf" officeooo:paragraph-rsid="01639181"/>
    </style:style>
    <style:style style:name="P50" style:family="paragraph" style:parent-style-name="Text_20_body">
      <style:text-properties officeooo:rsid="01639181" officeooo:paragraph-rsid="01639181"/>
    </style:style>
    <style:style style:name="P51" style:family="paragraph" style:parent-style-name="Text_20_body">
      <style:text-properties officeooo:rsid="01653ce3" officeooo:paragraph-rsid="0171b47b"/>
    </style:style>
    <style:style style:name="P52" style:family="paragraph" style:parent-style-name="Text_20_body">
      <style:text-properties officeooo:rsid="01653ce3" officeooo:paragraph-rsid="017ac598"/>
    </style:style>
    <style:style style:name="P53" style:family="paragraph" style:parent-style-name="Text_20_body">
      <style:text-properties officeooo:rsid="016962a7" officeooo:paragraph-rsid="016962a7"/>
    </style:style>
    <style:style style:name="P54" style:family="paragraph" style:parent-style-name="Text_20_body">
      <style:text-properties officeooo:rsid="0165ab72" officeooo:paragraph-rsid="0171b47b"/>
    </style:style>
    <style:style style:name="P55" style:family="paragraph" style:parent-style-name="Text_20_body">
      <style:text-properties officeooo:paragraph-rsid="016377cf"/>
    </style:style>
    <style:style style:name="P56" style:family="paragraph" style:parent-style-name="Text_20_body">
      <style:text-properties officeooo:rsid="01796376" officeooo:paragraph-rsid="018a18ee"/>
    </style:style>
    <style:style style:name="P57" style:family="paragraph" style:parent-style-name="Text_20_body">
      <style:text-properties officeooo:rsid="0145970f" officeooo:paragraph-rsid="014d9b7a"/>
    </style:style>
    <style:style style:name="P58" style:family="paragraph" style:parent-style-name="Text_20_body">
      <style:text-properties officeooo:rsid="017bad34" officeooo:paragraph-rsid="017bad34"/>
    </style:style>
    <style:style style:name="P59" style:family="paragraph" style:parent-style-name="Text_20_body">
      <style:text-properties officeooo:rsid="017d0b30" officeooo:paragraph-rsid="017d0b30"/>
    </style:style>
    <style:style style:name="P60" style:family="paragraph" style:parent-style-name="Text_20_body">
      <style:text-properties officeooo:rsid="0182804b" officeooo:paragraph-rsid="0182804b"/>
    </style:style>
    <style:style style:name="P61" style:family="paragraph" style:parent-style-name="Text_20_body">
      <style:text-properties officeooo:rsid="01000761" officeooo:paragraph-rsid="01a31220"/>
    </style:style>
    <style:style style:name="P62" style:family="paragraph" style:parent-style-name="Text_20_body">
      <style:text-properties officeooo:rsid="010578ab" officeooo:paragraph-rsid="01a31220"/>
    </style:style>
    <style:style style:name="P63" style:family="paragraph" style:parent-style-name="Text_20_body">
      <style:text-properties officeooo:rsid="01a77b2d" officeooo:paragraph-rsid="01a77b2d"/>
    </style:style>
    <style:style style:name="P64" style:family="paragraph" style:parent-style-name="Text_20_body">
      <style:text-properties officeooo:rsid="01a77b2d" officeooo:paragraph-rsid="01b0112f"/>
    </style:style>
    <style:style style:name="P65" style:family="paragraph" style:parent-style-name="Text_20_body">
      <style:text-properties officeooo:rsid="01aeec51" officeooo:paragraph-rsid="01aeec51"/>
    </style:style>
    <style:style style:name="P66" style:family="paragraph" style:parent-style-name="Text_20_body">
      <style:text-properties officeooo:rsid="01b9100b" officeooo:paragraph-rsid="01b9100b"/>
    </style:style>
    <style:style style:name="P67" style:family="paragraph" style:parent-style-name="Text_20_body">
      <style:text-properties officeooo:rsid="01baa223" officeooo:paragraph-rsid="01baa223"/>
    </style:style>
    <style:style style:name="P68" style:family="paragraph" style:parent-style-name="Text_20_body">
      <style:text-properties officeooo:rsid="01bfe8c7" officeooo:paragraph-rsid="01bfe8c7"/>
    </style:style>
    <style:style style:name="P69" style:family="paragraph" style:parent-style-name="Text_20_body">
      <style:text-properties officeooo:rsid="01bfe8c7" officeooo:paragraph-rsid="01c9ec77"/>
    </style:style>
    <style:style style:name="P70" style:family="paragraph" style:parent-style-name="Text_20_body">
      <style:text-properties officeooo:rsid="01a96a20" officeooo:paragraph-rsid="01a96a20"/>
    </style:style>
    <style:style style:name="P71" style:family="paragraph" style:parent-style-name="Text_20_body">
      <style:text-properties officeooo:rsid="01a96a20" officeooo:paragraph-rsid="01f82ea0"/>
    </style:style>
    <style:style style:name="P72" style:family="paragraph" style:parent-style-name="Text_20_body">
      <style:text-properties officeooo:rsid="01a96a20" officeooo:paragraph-rsid="02654322"/>
    </style:style>
    <style:style style:name="P73" style:family="paragraph" style:parent-style-name="Text_20_body">
      <style:text-properties officeooo:rsid="0154c6ed" officeooo:paragraph-rsid="01d70448"/>
    </style:style>
    <style:style style:name="P74" style:family="paragraph" style:parent-style-name="Text_20_body">
      <style:text-properties officeooo:paragraph-rsid="020d67b6"/>
    </style:style>
    <style:style style:name="P75" style:family="paragraph" style:parent-style-name="Text_20_body">
      <style:text-properties officeooo:rsid="01a662fe" officeooo:paragraph-rsid="02197cd0"/>
    </style:style>
    <style:style style:name="P76" style:family="paragraph" style:parent-style-name="Text_20_body">
      <style:text-properties officeooo:rsid="01807387" officeooo:paragraph-rsid="01807387"/>
    </style:style>
    <style:style style:name="P77" style:family="paragraph" style:parent-style-name="Text_20_body">
      <style:text-properties officeooo:rsid="021c7508" officeooo:paragraph-rsid="021c7508"/>
    </style:style>
    <style:style style:name="P78" style:family="paragraph" style:parent-style-name="Text_20_body">
      <style:text-properties officeooo:rsid="02197cd0" officeooo:paragraph-rsid="02197cd0"/>
    </style:style>
    <style:style style:name="P79" style:family="paragraph" style:parent-style-name="Text_20_body">
      <style:text-properties officeooo:rsid="0210484e" officeooo:paragraph-rsid="0210484e"/>
    </style:style>
    <style:style style:name="P80" style:family="paragraph" style:parent-style-name="Text_20_body">
      <style:text-properties officeooo:rsid="024b3330" officeooo:paragraph-rsid="0251dff9"/>
    </style:style>
    <style:style style:name="P81" style:family="paragraph" style:parent-style-name="Text_20_body">
      <style:text-properties officeooo:rsid="021af236" officeooo:paragraph-rsid="0251dff9"/>
    </style:style>
    <style:style style:name="P82" style:family="paragraph" style:parent-style-name="Text_20_body">
      <style:text-properties officeooo:rsid="021b3d59" officeooo:paragraph-rsid="0251dff9"/>
    </style:style>
    <style:style style:name="P83" style:family="paragraph" style:parent-style-name="Text_20_body">
      <style:text-properties officeooo:rsid="021d77cf" officeooo:paragraph-rsid="0251dff9"/>
    </style:style>
    <style:style style:name="P84" style:family="paragraph" style:parent-style-name="Text_20_body">
      <style:text-properties officeooo:rsid="021f4620" officeooo:paragraph-rsid="02550655"/>
    </style:style>
    <style:style style:name="P85" style:family="paragraph" style:parent-style-name="Text_20_body">
      <style:text-properties officeooo:rsid="0231b468" officeooo:paragraph-rsid="0251dff9"/>
    </style:style>
    <style:style style:name="P86" style:family="paragraph" style:parent-style-name="Text_20_body">
      <style:text-properties officeooo:rsid="023492b4" officeooo:paragraph-rsid="0251dff9"/>
    </style:style>
    <style:style style:name="P87" style:family="paragraph" style:parent-style-name="Text_20_body">
      <style:text-properties officeooo:rsid="0235f541" officeooo:paragraph-rsid="0251dff9"/>
    </style:style>
    <style:style style:name="P88" style:family="paragraph" style:parent-style-name="Text_20_body">
      <style:text-properties officeooo:rsid="02385f94" officeooo:paragraph-rsid="0251dff9"/>
    </style:style>
    <style:style style:name="P89" style:family="paragraph" style:parent-style-name="Text_20_body">
      <style:text-properties officeooo:rsid="0238dd6c" officeooo:paragraph-rsid="0251dff9"/>
    </style:style>
    <style:style style:name="P90" style:family="paragraph" style:parent-style-name="Text_20_body">
      <style:text-properties officeooo:rsid="02391409" officeooo:paragraph-rsid="0251dff9"/>
    </style:style>
    <style:style style:name="P91" style:family="paragraph" style:parent-style-name="Text_20_body">
      <style:text-properties officeooo:rsid="023a9278" officeooo:paragraph-rsid="0251dff9"/>
    </style:style>
    <style:style style:name="P92" style:family="paragraph" style:parent-style-name="Text_20_body">
      <style:text-properties officeooo:rsid="023ed49c" officeooo:paragraph-rsid="0251dff9"/>
    </style:style>
    <style:style style:name="P93" style:family="paragraph" style:parent-style-name="Text_20_body">
      <style:text-properties officeooo:rsid="023f4c45" officeooo:paragraph-rsid="0251dff9"/>
    </style:style>
    <style:style style:name="P94" style:family="paragraph" style:parent-style-name="Text_20_body">
      <style:text-properties officeooo:rsid="02407cbd" officeooo:paragraph-rsid="0251dff9"/>
    </style:style>
    <style:style style:name="P95" style:family="paragraph" style:parent-style-name="Text_20_body">
      <style:text-properties officeooo:rsid="02436015" officeooo:paragraph-rsid="0251dff9"/>
    </style:style>
    <style:style style:name="P96" style:family="paragraph" style:parent-style-name="Text_20_body">
      <style:text-properties officeooo:rsid="02469213" officeooo:paragraph-rsid="0251dff9"/>
    </style:style>
    <style:style style:name="P97" style:family="paragraph" style:parent-style-name="Text_20_body">
      <style:text-properties officeooo:rsid="02495ed3" officeooo:paragraph-rsid="0251dff9"/>
    </style:style>
    <style:style style:name="P98" style:family="paragraph" style:parent-style-name="Text_20_body">
      <style:text-properties officeooo:rsid="024963c2" officeooo:paragraph-rsid="0251dff9"/>
    </style:style>
    <style:style style:name="P99" style:family="paragraph" style:parent-style-name="Text_20_body">
      <style:text-properties officeooo:rsid="025c8888" officeooo:paragraph-rsid="025c8888"/>
    </style:style>
    <style:style style:name="P100" style:family="paragraph" style:parent-style-name="Text_20_body">
      <style:text-properties officeooo:rsid="0230204c" officeooo:paragraph-rsid="02550655"/>
    </style:style>
    <style:style style:name="P101" style:family="paragraph" style:parent-style-name="Text_20_body">
      <style:text-properties officeooo:rsid="026ade1b" officeooo:paragraph-rsid="026ade1b"/>
    </style:style>
    <style:style style:name="P102" style:family="paragraph" style:parent-style-name="Text_20_body">
      <style:text-properties officeooo:rsid="01dcc891" officeooo:paragraph-rsid="026dcf6f"/>
    </style:style>
    <style:style style:name="P103" style:family="paragraph" style:parent-style-name="Text_20_body">
      <style:text-properties officeooo:rsid="01deb207" officeooo:paragraph-rsid="026dcf6f"/>
    </style:style>
    <style:style style:name="P104" style:family="paragraph" style:parent-style-name="Text_20_body">
      <style:text-properties officeooo:rsid="01e15068" officeooo:paragraph-rsid="026dcf6f"/>
    </style:style>
    <style:style style:name="P105" style:family="paragraph" style:parent-style-name="Text_20_body">
      <style:text-properties officeooo:rsid="01e1f83e" officeooo:paragraph-rsid="026dcf6f"/>
    </style:style>
    <style:style style:name="P106" style:family="paragraph" style:parent-style-name="Text_20_body">
      <style:text-properties officeooo:rsid="024ddbdb" officeooo:paragraph-rsid="026dcf6f"/>
    </style:style>
    <style:style style:name="P107" style:family="paragraph" style:parent-style-name="Text_20_body">
      <style:text-properties officeooo:rsid="01e5f1a0" officeooo:paragraph-rsid="026dcf6f"/>
    </style:style>
    <style:style style:name="P108" style:family="paragraph" style:parent-style-name="Text_20_body">
      <style:text-properties officeooo:rsid="01e76af2" officeooo:paragraph-rsid="026dcf6f"/>
    </style:style>
    <style:style style:name="P109" style:family="paragraph" style:parent-style-name="Text_20_body">
      <style:text-properties officeooo:rsid="0271750f" officeooo:paragraph-rsid="0274e6ae"/>
    </style:style>
    <style:style style:name="P110" style:family="paragraph" style:parent-style-name="Text_20_body">
      <style:text-properties officeooo:rsid="024e8fb3" officeooo:paragraph-rsid="026dcf6f"/>
    </style:style>
    <style:style style:name="P111" style:family="paragraph" style:parent-style-name="Text_20_body">
      <style:text-properties officeooo:rsid="0294fd86" officeooo:paragraph-rsid="02b95869"/>
    </style:style>
    <style:style style:name="P112" style:family="paragraph" style:parent-style-name="Text_20_body">
      <style:text-properties officeooo:rsid="02aa88e2" officeooo:paragraph-rsid="02b95869"/>
    </style:style>
    <style:style style:name="P113" style:family="paragraph" style:parent-style-name="Text_20_body">
      <style:text-properties officeooo:rsid="02b4fe04" officeooo:paragraph-rsid="02b95869"/>
    </style:style>
    <style:style style:name="P114" style:family="paragraph" style:parent-style-name="Text_20_body">
      <style:text-properties officeooo:paragraph-rsid="02b95869"/>
    </style:style>
    <style:style style:name="P115" style:family="paragraph" style:parent-style-name="Text_20_body">
      <style:text-properties officeooo:rsid="028041ac" officeooo:paragraph-rsid="02b95869"/>
    </style:style>
    <style:style style:name="P116" style:family="paragraph" style:parent-style-name="Text_20_body">
      <style:text-properties officeooo:rsid="028208a9" officeooo:paragraph-rsid="02b95869"/>
    </style:style>
    <style:style style:name="P117" style:family="paragraph" style:parent-style-name="Text_20_body">
      <style:text-properties officeooo:rsid="02823c00" officeooo:paragraph-rsid="02b95869"/>
    </style:style>
    <style:style style:name="P118" style:family="paragraph" style:parent-style-name="Text_20_body">
      <style:text-properties officeooo:rsid="0286b2c3" officeooo:paragraph-rsid="02b95869"/>
    </style:style>
    <style:style style:name="P119" style:family="paragraph" style:parent-style-name="Text_20_body">
      <style:text-properties officeooo:rsid="02881920" officeooo:paragraph-rsid="02b95869"/>
    </style:style>
    <style:style style:name="P120" style:family="paragraph" style:parent-style-name="Text_20_body">
      <style:text-properties officeooo:rsid="02887173" officeooo:paragraph-rsid="02b95869"/>
    </style:style>
    <style:style style:name="P121" style:family="paragraph" style:parent-style-name="Text_20_body">
      <style:text-properties officeooo:rsid="028b146c" officeooo:paragraph-rsid="02b95869"/>
    </style:style>
    <style:style style:name="P122" style:family="paragraph" style:parent-style-name="Text_20_body">
      <style:text-properties officeooo:rsid="028e86e0" officeooo:paragraph-rsid="02b95869"/>
    </style:style>
    <style:style style:name="P123" style:family="paragraph" style:parent-style-name="Text_20_body">
      <style:text-properties officeooo:rsid="02735383" officeooo:paragraph-rsid="027a950a"/>
    </style:style>
    <style:style style:name="P124" style:family="paragraph" style:parent-style-name="Text_20_body">
      <style:text-properties officeooo:rsid="02bceb7c" officeooo:paragraph-rsid="02bea40c"/>
    </style:style>
    <style:style style:name="P125" style:family="paragraph" style:parent-style-name="Text_20_body">
      <style:text-properties officeooo:rsid="02c2f943" officeooo:paragraph-rsid="02c2f943"/>
    </style:style>
    <style:style style:name="P126" style:family="paragraph" style:parent-style-name="Text_20_body">
      <style:text-properties officeooo:rsid="02c34328" officeooo:paragraph-rsid="02c34328"/>
    </style:style>
    <style:style style:name="P127" style:family="paragraph" style:parent-style-name="Text_20_body">
      <style:text-properties officeooo:rsid="02c36c18" officeooo:paragraph-rsid="02c36c18"/>
    </style:style>
    <style:style style:name="P128" style:family="paragraph" style:parent-style-name="Text_20_body">
      <style:text-properties officeooo:rsid="02c36c18" officeooo:paragraph-rsid="02c43678"/>
    </style:style>
    <style:style style:name="P129" style:family="paragraph" style:parent-style-name="Text_20_body">
      <style:text-properties officeooo:rsid="02c36c18" officeooo:paragraph-rsid="02c565b2"/>
    </style:style>
    <style:style style:name="P130" style:family="paragraph" style:parent-style-name="Text_20_body">
      <style:text-properties officeooo:rsid="02c58765" officeooo:paragraph-rsid="02c58765"/>
    </style:style>
    <style:style style:name="P131" style:family="paragraph" style:parent-style-name="Text_20_body">
      <style:text-properties officeooo:rsid="02c7927c" officeooo:paragraph-rsid="02c7927c"/>
    </style:style>
    <style:style style:name="P132" style:family="paragraph" style:parent-style-name="Text_20_body">
      <style:text-properties officeooo:rsid="02c8e01f" officeooo:paragraph-rsid="02c8e01f"/>
    </style:style>
    <style:style style:name="P133" style:family="paragraph" style:parent-style-name="Text_20_body">
      <style:text-properties officeooo:rsid="02cbc61e" officeooo:paragraph-rsid="02cbc61e"/>
    </style:style>
    <style:style style:name="P134" style:family="paragraph" style:parent-style-name="Text_20_body">
      <style:text-properties officeooo:rsid="02cbd061" officeooo:paragraph-rsid="02cc7059"/>
    </style:style>
    <style:style style:name="P135" style:family="paragraph" style:parent-style-name="Text_20_body">
      <style:text-properties officeooo:rsid="02cc7059" officeooo:paragraph-rsid="02cc7059"/>
    </style:style>
    <style:style style:name="P136" style:family="paragraph" style:parent-style-name="Text_20_body">
      <style:text-properties officeooo:rsid="02cef25d" officeooo:paragraph-rsid="02d3bbe8"/>
    </style:style>
    <style:style style:name="P137" style:family="paragraph" style:parent-style-name="Text_20_body">
      <style:text-properties officeooo:rsid="02d4fb39" officeooo:paragraph-rsid="02d4fb39"/>
    </style:style>
    <style:style style:name="P138" style:family="paragraph" style:parent-style-name="Text_20_body">
      <style:text-properties officeooo:rsid="02d5e946" officeooo:paragraph-rsid="02d5e946"/>
    </style:style>
    <style:style style:name="P139" style:family="paragraph" style:parent-style-name="Text_20_body">
      <style:text-properties officeooo:rsid="02d73229" officeooo:paragraph-rsid="02d73229"/>
    </style:style>
    <style:style style:name="P140" style:family="paragraph" style:parent-style-name="Text_20_body">
      <style:text-properties officeooo:rsid="02df7a71" officeooo:paragraph-rsid="02df7a71"/>
    </style:style>
    <style:style style:name="P141" style:family="paragraph" style:parent-style-name="Text_20_body">
      <style:text-properties officeooo:rsid="02e22cbe" officeooo:paragraph-rsid="02e22cbe"/>
    </style:style>
    <style:style style:name="P142" style:family="paragraph" style:parent-style-name="Text_20_body">
      <style:text-properties officeooo:rsid="02e22cbe" officeooo:paragraph-rsid="02e5ea5a"/>
    </style:style>
    <style:style style:name="P143" style:family="paragraph" style:parent-style-name="Text_20_body">
      <style:text-properties officeooo:rsid="02e5ea5a" officeooo:paragraph-rsid="02e5ea5a"/>
    </style:style>
    <style:style style:name="P144" style:family="paragraph" style:parent-style-name="Text_20_body">
      <style:text-properties officeooo:rsid="02e7bbb2" officeooo:paragraph-rsid="02e7bbb2"/>
    </style:style>
    <style:style style:name="P145" style:family="paragraph" style:parent-style-name="Text_20_body">
      <style:text-properties officeooo:rsid="02e2bb9c" officeooo:paragraph-rsid="02e5ea5a"/>
    </style:style>
    <style:style style:name="P146" style:family="paragraph" style:parent-style-name="Text_20_body">
      <style:text-properties officeooo:rsid="02d9fd6d" officeooo:paragraph-rsid="02ecd45b"/>
    </style:style>
    <style:style style:name="P147" style:family="paragraph" style:parent-style-name="Text_20_body">
      <style:text-properties officeooo:rsid="02f7553d" officeooo:paragraph-rsid="03065852"/>
    </style:style>
    <style:style style:name="P148" style:family="paragraph" style:parent-style-name="Text_20_body">
      <style:text-properties officeooo:rsid="02f7553d" officeooo:paragraph-rsid="030f7566"/>
    </style:style>
    <style:style style:name="P149" style:family="paragraph" style:parent-style-name="Text_20_body">
      <style:text-properties officeooo:rsid="02fe250d" officeooo:paragraph-rsid="0304e70e"/>
    </style:style>
    <style:style style:name="P150" style:family="paragraph" style:parent-style-name="Text_20_body">
      <style:text-properties officeooo:rsid="0254bbe6" officeooo:paragraph-rsid="02ff3f0c"/>
    </style:style>
    <style:style style:name="P151" style:family="paragraph" style:parent-style-name="Text_20_body">
      <style:text-properties officeooo:rsid="0254bbe6" officeooo:paragraph-rsid="030016e6"/>
    </style:style>
    <style:style style:name="P152" style:family="paragraph" style:parent-style-name="Text_20_body">
      <style:text-properties officeooo:rsid="0254bbe6" officeooo:paragraph-rsid="03170e73"/>
    </style:style>
    <style:style style:name="P153" style:family="paragraph" style:parent-style-name="Text_20_body">
      <style:text-properties officeooo:rsid="0256015a" officeooo:paragraph-rsid="0317241e"/>
    </style:style>
    <style:style style:name="P154" style:family="paragraph" style:parent-style-name="Text_20_body">
      <style:text-properties officeooo:rsid="0256015a" officeooo:paragraph-rsid="031b16e7"/>
    </style:style>
    <style:style style:name="P155" style:family="paragraph" style:parent-style-name="Text_20_body">
      <style:text-properties officeooo:rsid="0256015a" officeooo:paragraph-rsid="031c52ad"/>
    </style:style>
    <style:style style:name="P156" style:family="paragraph" style:parent-style-name="Text_20_body">
      <style:text-properties officeooo:rsid="02ff3f0c" officeooo:paragraph-rsid="02ff3f0c"/>
    </style:style>
    <style:style style:name="P157" style:family="paragraph" style:parent-style-name="Text_20_body">
      <style:text-properties officeooo:rsid="030016e6" officeooo:paragraph-rsid="030016e6"/>
    </style:style>
    <style:style style:name="P158" style:family="paragraph" style:parent-style-name="Text_20_body">
      <style:text-properties officeooo:rsid="030180e0" officeooo:paragraph-rsid="030180e0"/>
    </style:style>
    <style:style style:name="P159" style:family="paragraph" style:parent-style-name="Text_20_body">
      <style:text-properties officeooo:rsid="030447b6" officeooo:paragraph-rsid="030447b6"/>
    </style:style>
    <style:style style:name="P160" style:family="paragraph" style:parent-style-name="Text_20_body">
      <style:text-properties officeooo:rsid="0317b03c" officeooo:paragraph-rsid="0317b03c"/>
    </style:style>
    <style:style style:name="P161" style:family="paragraph" style:parent-style-name="Text_20_body">
      <style:text-properties officeooo:rsid="0304e70e" officeooo:paragraph-rsid="0304e70e"/>
    </style:style>
    <style:style style:name="P162" style:family="paragraph" style:parent-style-name="Text_20_body">
      <style:text-properties officeooo:rsid="0304e70e" officeooo:paragraph-rsid="031fc113"/>
    </style:style>
    <style:style style:name="P163" style:family="paragraph" style:parent-style-name="Text_20_body">
      <style:text-properties officeooo:rsid="032aaf6e" officeooo:paragraph-rsid="032aaf6e"/>
    </style:style>
    <style:style style:name="P164" style:family="paragraph" style:parent-style-name="Text_20_body">
      <style:text-properties officeooo:rsid="032c4f6f" officeooo:paragraph-rsid="032c4f6f"/>
    </style:style>
    <style:style style:name="P165" style:family="paragraph" style:parent-style-name="Text_20_body">
      <style:text-properties officeooo:rsid="0259833c" officeooo:paragraph-rsid="031ca244"/>
    </style:style>
    <style:style style:name="P166" style:family="paragraph" style:parent-style-name="Text_20_body">
      <style:text-properties officeooo:rsid="032d5bc8" officeooo:paragraph-rsid="032d5bc8"/>
    </style:style>
    <style:style style:name="P167" style:family="paragraph" style:parent-style-name="Text_20_body">
      <style:text-properties officeooo:rsid="032fb55d" officeooo:paragraph-rsid="032fb55d"/>
    </style:style>
    <style:style style:name="P168" style:family="paragraph" style:parent-style-name="Text_20_body">
      <style:text-properties officeooo:rsid="0336fe4d" officeooo:paragraph-rsid="0336fe4d"/>
    </style:style>
    <style:style style:name="P169" style:family="paragraph" style:parent-style-name="Text_20_body">
      <style:text-properties officeooo:rsid="033c9e1c" officeooo:paragraph-rsid="033c9e1c"/>
    </style:style>
    <style:style style:name="P170" style:family="paragraph" style:parent-style-name="Text_20_body">
      <style:text-properties officeooo:rsid="033e6771" officeooo:paragraph-rsid="033e6771"/>
    </style:style>
    <style:style style:name="P171" style:family="paragraph" style:parent-style-name="Text_20_body">
      <style:text-properties officeooo:rsid="033e6771" officeooo:paragraph-rsid="036a76bd"/>
    </style:style>
    <style:style style:name="P172" style:family="paragraph" style:parent-style-name="Text_20_body">
      <style:text-properties officeooo:rsid="0357b6aa" officeooo:paragraph-rsid="0357b6aa"/>
    </style:style>
    <style:style style:name="P173" style:family="paragraph" style:parent-style-name="Text_20_body">
      <style:text-properties officeooo:rsid="0337b3e1" officeooo:paragraph-rsid="036e82ba"/>
    </style:style>
    <style:style style:name="P174" style:family="paragraph" style:parent-style-name="Text_20_body">
      <style:text-properties officeooo:rsid="033ae18f" officeooo:paragraph-rsid="036e82ba"/>
    </style:style>
    <style:style style:name="P175" style:family="paragraph" style:parent-style-name="Text_20_body">
      <style:text-properties officeooo:rsid="036ff6cf" officeooo:paragraph-rsid="036ff6cf"/>
    </style:style>
    <style:style style:name="P176" style:family="paragraph" style:parent-style-name="Text_20_body">
      <style:text-properties officeooo:rsid="037253e1" officeooo:paragraph-rsid="037253e1"/>
    </style:style>
    <style:style style:name="P177" style:family="paragraph" style:parent-style-name="Text_20_body">
      <style:text-properties officeooo:rsid="037385b5" officeooo:paragraph-rsid="03762854"/>
    </style:style>
    <style:style style:name="P178" style:family="paragraph" style:parent-style-name="Text_20_body">
      <style:text-properties officeooo:rsid="02f7553d" officeooo:paragraph-rsid="02f7553d"/>
    </style:style>
    <style:style style:name="P179" style:family="paragraph" style:parent-style-name="Text_20_body">
      <style:text-properties officeooo:rsid="0305f075" officeooo:paragraph-rsid="0310d98f"/>
    </style:style>
    <style:style style:name="P180" style:family="paragraph" style:parent-style-name="Text_20_body">
      <style:text-properties officeooo:rsid="025d82d6" officeooo:paragraph-rsid="031ca244"/>
    </style:style>
    <style:style style:name="P181" style:family="paragraph" style:parent-style-name="Text_20_body">
      <style:text-properties officeooo:rsid="037943c5" officeooo:paragraph-rsid="037943c5"/>
    </style:style>
    <style:style style:name="P182" style:family="paragraph" style:parent-style-name="Text_20_body">
      <style:text-properties officeooo:rsid="037d8119" officeooo:paragraph-rsid="037d8119"/>
    </style:style>
    <style:style style:name="P183" style:family="paragraph" style:parent-style-name="Text_20_body">
      <style:text-properties officeooo:rsid="037e50d7" officeooo:paragraph-rsid="037e50d7"/>
    </style:style>
    <style:style style:name="P184" style:family="paragraph" style:parent-style-name="Text_20_body">
      <style:text-properties officeooo:rsid="037ed679" officeooo:paragraph-rsid="037ed679"/>
    </style:style>
    <style:style style:name="P185" style:family="paragraph" style:parent-style-name="Heading_20_2">
      <style:text-properties officeooo:rsid="01a77b2d" officeooo:paragraph-rsid="01a77b2d"/>
    </style:style>
    <style:style style:name="P186" style:family="paragraph" style:parent-style-name="Heading_20_2">
      <style:text-properties officeooo:paragraph-rsid="02b95869"/>
    </style:style>
    <style:style style:name="P187" style:family="paragraph" style:parent-style-name="Heading_20_2">
      <style:text-properties officeooo:paragraph-rsid="026dcf6f"/>
    </style:style>
    <style:style style:name="P188" style:family="paragraph" style:parent-style-name="Heading_20_2">
      <style:text-properties officeooo:rsid="037d237e"/>
    </style:style>
    <style:style style:name="P189" style:family="paragraph" style:parent-style-name="Heading_20_2">
      <style:text-properties officeooo:rsid="037d8119" officeooo:paragraph-rsid="037d8119"/>
    </style:style>
    <style:style style:name="P190" style:family="paragraph" style:parent-style-name="Heading_20_1">
      <style:text-properties officeooo:rsid="02f6ea0c" officeooo:paragraph-rsid="02f6ea0c"/>
    </style:style>
    <style:style style:name="P191" style:family="paragraph" style:parent-style-name="Heading_20_8">
      <style:text-properties officeooo:rsid="0336fe4d" officeooo:paragraph-rsid="0336fe4d"/>
    </style:style>
    <style:style style:name="P192" style:family="paragraph" style:parent-style-name="Heading_20_8">
      <style:text-properties officeooo:rsid="0336fe4d" officeooo:paragraph-rsid="036e82ba"/>
    </style:style>
    <style:style style:name="P193" style:family="paragraph" style:parent-style-name="Heading_20_8">
      <style:text-properties officeooo:paragraph-rsid="0337b3e1"/>
    </style:style>
    <style:style style:name="P194" style:family="paragraph" style:parent-style-name="Heading_20_8">
      <style:text-properties officeooo:rsid="0256015a" officeooo:paragraph-rsid="031b32a9"/>
    </style:style>
    <style:style style:name="P195" style:family="paragraph" style:parent-style-name="Heading_20_8">
      <style:text-properties officeooo:rsid="0256015a" officeooo:paragraph-rsid="03345571"/>
    </style:style>
    <style:style style:name="T1" style:family="text">
      <style:text-properties officeooo:rsid="0024b733"/>
    </style:style>
    <style:style style:name="T2" style:family="text">
      <style:text-properties officeooo:rsid="0026230a"/>
    </style:style>
    <style:style style:name="T3" style:family="text">
      <style:text-properties officeooo:rsid="0028d6e9"/>
    </style:style>
    <style:style style:name="T4" style:family="text">
      <style:text-properties officeooo:rsid="002d2b8f"/>
    </style:style>
    <style:style style:name="T5" style:family="text">
      <style:text-properties officeooo:rsid="002e7ada"/>
    </style:style>
    <style:style style:name="T6" style:family="text">
      <style:text-properties officeooo:rsid="00314cf6"/>
    </style:style>
    <style:style style:name="T7" style:family="text">
      <style:text-properties fo:font-weight="bold" style:font-weight-asian="bold" style:font-weight-complex="bold"/>
    </style:style>
    <style:style style:name="T8" style:family="text">
      <style:text-properties fo:font-weight="bold" officeooo:rsid="00314cf6" style:font-weight-asian="bold" style:font-weight-complex="bold"/>
    </style:style>
    <style:style style:name="T9" style:family="text">
      <style:text-properties officeooo:rsid="003cd414"/>
    </style:style>
    <style:style style:name="T10" style:family="text">
      <style:text-properties officeooo:rsid="003d141a"/>
    </style:style>
    <style:style style:name="T11" style:family="text">
      <style:text-properties officeooo:rsid="00426898"/>
    </style:style>
    <style:style style:name="T12" style:family="text">
      <style:text-properties officeooo:rsid="0045690e"/>
    </style:style>
    <style:style style:name="T13" style:family="text">
      <style:text-properties officeooo:rsid="004e22a9"/>
    </style:style>
    <style:style style:name="T14" style:family="text">
      <style:text-properties officeooo:rsid="004f6497"/>
    </style:style>
    <style:style style:name="T15" style:family="text">
      <style:text-properties officeooo:rsid="00509e9d"/>
    </style:style>
    <style:style style:name="T16" style:family="text">
      <style:text-properties officeooo:rsid="0052b846"/>
    </style:style>
    <style:style style:name="T17" style:family="text">
      <style:text-properties officeooo:rsid="0052e602"/>
    </style:style>
    <style:style style:name="T18" style:family="text">
      <style:text-properties officeooo:rsid="0055f0a0"/>
    </style:style>
    <style:style style:name="T19" style:family="text">
      <style:text-properties officeooo:rsid="00568369"/>
    </style:style>
    <style:style style:name="T20" style:family="text">
      <style:text-properties officeooo:rsid="005aee38"/>
    </style:style>
    <style:style style:name="T21" style:family="text">
      <style:text-properties officeooo:rsid="005d10fb"/>
    </style:style>
    <style:style style:name="T22" style:family="text">
      <style:text-properties officeooo:rsid="005f08e2"/>
    </style:style>
    <style:style style:name="T23" style:family="text">
      <style:text-properties officeooo:rsid="0060cdbb"/>
    </style:style>
    <style:style style:name="T24" style:family="text">
      <style:text-properties officeooo:rsid="006198c6"/>
    </style:style>
    <style:style style:name="T25" style:family="text">
      <style:text-properties officeooo:rsid="0065a963"/>
    </style:style>
    <style:style style:name="T26" style:family="text">
      <style:text-properties officeooo:rsid="006d3ea3"/>
    </style:style>
    <style:style style:name="T27" style:family="text">
      <style:text-properties officeooo:rsid="006e2f94"/>
    </style:style>
    <style:style style:name="T28" style:family="text">
      <style:text-properties officeooo:rsid="0070b7d3"/>
    </style:style>
    <style:style style:name="T29" style:family="text">
      <style:text-properties officeooo:rsid="007252dc"/>
    </style:style>
    <style:style style:name="T30" style:family="text">
      <style:text-properties officeooo:rsid="0072f246"/>
    </style:style>
    <style:style style:name="T31" style:family="text">
      <style:text-properties officeooo:rsid="00772bf4"/>
    </style:style>
    <style:style style:name="T32" style:family="text">
      <style:text-properties officeooo:rsid="0077f48b"/>
    </style:style>
    <style:style style:name="T33" style:family="text">
      <style:text-properties officeooo:rsid="0078a12b"/>
    </style:style>
    <style:style style:name="T34" style:family="text">
      <style:text-properties officeooo:rsid="007d05d2"/>
    </style:style>
    <style:style style:name="T35" style:family="text">
      <style:text-properties officeooo:rsid="007f0167"/>
    </style:style>
    <style:style style:name="T36" style:family="text">
      <style:text-properties officeooo:rsid="0082f342"/>
    </style:style>
    <style:style style:name="T37" style:family="text">
      <style:text-properties officeooo:rsid="00842d33"/>
    </style:style>
    <style:style style:name="T38" style:family="text">
      <style:text-properties officeooo:rsid="0086399b"/>
    </style:style>
    <style:style style:name="T39" style:family="text">
      <style:text-properties fo:font-style="italic" officeooo:rsid="0055f0a0" style:font-style-asian="italic" style:font-style-complex="italic"/>
    </style:style>
    <style:style style:name="T40" style:family="text">
      <style:text-properties officeooo:rsid="0095dc43"/>
    </style:style>
    <style:style style:name="T41" style:family="text">
      <style:text-properties officeooo:rsid="009986d5"/>
    </style:style>
    <style:style style:name="T42" style:family="text">
      <style:text-properties officeooo:rsid="009e3d68"/>
    </style:style>
    <style:style style:name="T43" style:family="text">
      <style:text-properties officeooo:rsid="00a2d036"/>
    </style:style>
    <style:style style:name="T44" style:family="text">
      <style:text-properties officeooo:rsid="00a6e667"/>
    </style:style>
    <style:style style:name="T45" style:family="text">
      <style:text-properties officeooo:rsid="00a741a5"/>
    </style:style>
    <style:style style:name="T46" style:family="text">
      <style:text-properties officeooo:rsid="00a9a032"/>
    </style:style>
    <style:style style:name="T47" style:family="text">
      <style:text-properties officeooo:rsid="00ab02da"/>
    </style:style>
    <style:style style:name="T48" style:family="text">
      <style:text-properties officeooo:rsid="00b84d77"/>
    </style:style>
    <style:style style:name="T49" style:family="text">
      <style:text-properties officeooo:rsid="00bcc1b7"/>
    </style:style>
    <style:style style:name="T50" style:family="text">
      <style:text-properties officeooo:rsid="00e6b730"/>
    </style:style>
    <style:style style:name="T51" style:family="text">
      <style:text-properties officeooo:rsid="00ea9f49"/>
    </style:style>
    <style:style style:name="T52" style:family="text">
      <style:text-properties officeooo:rsid="00ed665f"/>
    </style:style>
    <style:style style:name="T53" style:family="text">
      <style:text-properties officeooo:rsid="00f32dae"/>
    </style:style>
    <style:style style:name="T54" style:family="text">
      <style:text-properties officeooo:rsid="00f5c573"/>
    </style:style>
    <style:style style:name="T55" style:family="text">
      <style:text-properties officeooo:rsid="00f74edd"/>
    </style:style>
    <style:style style:name="T56" style:family="text">
      <style:text-properties officeooo:rsid="00f7febe"/>
    </style:style>
    <style:style style:name="T57" style:family="text">
      <style:text-properties officeooo:rsid="00f95c0d"/>
    </style:style>
    <style:style style:name="T58" style:family="text">
      <style:text-properties officeooo:rsid="00fe493b"/>
    </style:style>
    <style:style style:name="T59" style:family="text">
      <style:text-properties officeooo:rsid="0102610c"/>
    </style:style>
    <style:style style:name="T60" style:family="text">
      <style:text-properties officeooo:rsid="01050ba5"/>
    </style:style>
    <style:style style:name="T61" style:family="text">
      <style:text-properties officeooo:rsid="010c1f06"/>
    </style:style>
    <style:style style:name="T62" style:family="text">
      <style:text-properties officeooo:rsid="010d282f"/>
    </style:style>
    <style:style style:name="T63" style:family="text">
      <style:text-properties officeooo:rsid="01114ef3"/>
    </style:style>
    <style:style style:name="T64" style:family="text">
      <style:text-properties officeooo:rsid="01131906"/>
    </style:style>
    <style:style style:name="T65" style:family="text">
      <style:text-properties officeooo:rsid="01154e74"/>
    </style:style>
    <style:style style:name="T66" style:family="text">
      <style:text-properties officeooo:rsid="01168ac1"/>
    </style:style>
    <style:style style:name="T67" style:family="text">
      <style:text-properties officeooo:rsid="011e9fb0"/>
    </style:style>
    <style:style style:name="T68" style:family="text">
      <style:text-properties officeooo:rsid="012060b5"/>
    </style:style>
    <style:style style:name="T69" style:family="text">
      <style:text-properties officeooo:rsid="01214f57"/>
    </style:style>
    <style:style style:name="T70" style:family="text">
      <style:text-properties officeooo:rsid="0121ea92"/>
    </style:style>
    <style:style style:name="T71" style:family="text">
      <style:text-properties officeooo:rsid="0123b5ba"/>
    </style:style>
    <style:style style:name="T72" style:family="text">
      <style:text-properties officeooo:rsid="012bdf35"/>
    </style:style>
    <style:style style:name="T73" style:family="text">
      <style:text-properties officeooo:rsid="01317b2f"/>
    </style:style>
    <style:style style:name="T74" style:family="text">
      <style:text-properties officeooo:rsid="0133d935"/>
    </style:style>
    <style:style style:name="T75" style:family="text">
      <style:text-properties officeooo:rsid="0134ee5e"/>
    </style:style>
    <style:style style:name="T76" style:family="text">
      <style:text-properties officeooo:rsid="0135535a"/>
    </style:style>
    <style:style style:name="T77" style:family="text">
      <style:text-properties officeooo:rsid="01388331"/>
    </style:style>
    <style:style style:name="T78" style:family="text">
      <style:text-properties officeooo:rsid="013ff9df"/>
    </style:style>
    <style:style style:name="T79" style:family="text">
      <style:text-properties officeooo:rsid="01414844"/>
    </style:style>
    <style:style style:name="T80" style:family="text">
      <style:text-properties officeooo:rsid="01414cbe"/>
    </style:style>
    <style:style style:name="T81" style:family="text">
      <style:text-properties officeooo:rsid="014306e5"/>
    </style:style>
    <style:style style:name="T82" style:family="text">
      <style:text-properties officeooo:rsid="01468da7"/>
    </style:style>
    <style:style style:name="T83" style:family="text">
      <style:text-properties officeooo:rsid="01486c8b"/>
    </style:style>
    <style:style style:name="T84" style:family="text">
      <style:text-properties officeooo:rsid="014f866a"/>
    </style:style>
    <style:style style:name="T85" style:family="text">
      <style:text-properties officeooo:rsid="0150f7d3"/>
    </style:style>
    <style:style style:name="T86" style:family="text">
      <style:text-properties officeooo:rsid="0152292d"/>
    </style:style>
    <style:style style:name="T87" style:family="text">
      <style:text-properties officeooo:rsid="0156526a"/>
    </style:style>
    <style:style style:name="T88" style:family="text">
      <style:text-properties officeooo:rsid="0157935e"/>
    </style:style>
    <style:style style:name="T89" style:family="text">
      <style:text-properties officeooo:rsid="016239f0"/>
    </style:style>
    <style:style style:name="T90" style:family="text">
      <style:text-properties officeooo:rsid="016377cf"/>
    </style:style>
    <style:style style:name="T91" style:family="text">
      <style:text-properties officeooo:rsid="0165ab72"/>
    </style:style>
    <style:style style:name="T92" style:family="text">
      <style:text-properties officeooo:rsid="0168be06"/>
    </style:style>
    <style:style style:name="T93" style:family="text">
      <style:text-properties officeooo:rsid="016c0c09"/>
    </style:style>
    <style:style style:name="T94" style:family="text">
      <style:text-properties officeooo:rsid="01778e4a"/>
    </style:style>
    <style:style style:name="T95" style:family="text">
      <style:text-properties officeooo:rsid="017ac598"/>
    </style:style>
    <style:style style:name="T96" style:family="text">
      <style:text-properties officeooo:rsid="01815df7"/>
    </style:style>
    <style:style style:name="T97" style:family="text">
      <style:text-properties officeooo:rsid="0181e95b"/>
    </style:style>
    <style:style style:name="T98" style:family="text">
      <style:text-properties officeooo:rsid="0182b119"/>
    </style:style>
    <style:style style:name="T99" style:family="text">
      <style:text-properties officeooo:rsid="0183b8ae"/>
    </style:style>
    <style:style style:name="T100" style:family="text">
      <style:text-properties officeooo:rsid="01863a70"/>
    </style:style>
    <style:style style:name="T101" style:family="text">
      <style:text-properties officeooo:rsid="018a49bc"/>
    </style:style>
    <style:style style:name="T102" style:family="text">
      <style:text-properties officeooo:rsid="018ee2fa"/>
    </style:style>
    <style:style style:name="T103" style:family="text">
      <style:text-properties officeooo:rsid="0190d9e1"/>
    </style:style>
    <style:style style:name="T104" style:family="text">
      <style:text-properties officeooo:rsid="019672e7"/>
    </style:style>
    <style:style style:name="T105" style:family="text">
      <style:text-properties officeooo:rsid="0196df8d"/>
    </style:style>
    <style:style style:name="T106" style:family="text">
      <style:text-properties officeooo:rsid="0197e649"/>
    </style:style>
    <style:style style:name="T107" style:family="text">
      <style:text-properties officeooo:rsid="01988155"/>
    </style:style>
    <style:style style:name="T108" style:family="text">
      <style:text-properties officeooo:rsid="01a2f243"/>
    </style:style>
    <style:style style:name="T109" style:family="text">
      <style:text-properties officeooo:rsid="01a31220"/>
    </style:style>
    <style:style style:name="T110" style:family="text">
      <style:text-properties officeooo:rsid="01a96a20"/>
    </style:style>
    <style:style style:name="T111" style:family="text">
      <style:text-properties officeooo:rsid="01aabb96"/>
    </style:style>
    <style:style style:name="T112" style:family="text">
      <style:text-properties officeooo:rsid="01abb7cc"/>
    </style:style>
    <style:style style:name="T113" style:family="text">
      <style:text-properties officeooo:rsid="01add55c"/>
    </style:style>
    <style:style style:name="T114" style:family="text">
      <style:text-properties officeooo:rsid="01af97e9"/>
    </style:style>
    <style:style style:name="T115" style:family="text">
      <style:text-properties officeooo:rsid="01b0112f"/>
    </style:style>
    <style:style style:name="T116" style:family="text">
      <style:text-properties officeooo:rsid="01b21102"/>
    </style:style>
    <style:style style:name="T117" style:family="text">
      <style:text-properties officeooo:rsid="01b3b181"/>
    </style:style>
    <style:style style:name="T118" style:family="text">
      <style:text-properties officeooo:rsid="01bb43dd"/>
    </style:style>
    <style:style style:name="T119" style:family="text">
      <style:text-properties officeooo:rsid="01bd0464"/>
    </style:style>
    <style:style style:name="T120" style:family="text">
      <style:text-properties officeooo:rsid="01be3035"/>
    </style:style>
    <style:style style:name="T121" style:family="text">
      <style:text-properties officeooo:rsid="01c05e96"/>
    </style:style>
    <style:style style:name="T122" style:family="text">
      <style:text-properties officeooo:rsid="01c0e41f"/>
    </style:style>
    <style:style style:name="T123" style:family="text">
      <style:text-properties officeooo:rsid="01c1fee3"/>
    </style:style>
    <style:style style:name="T124" style:family="text">
      <style:text-properties officeooo:rsid="01c2d7ad"/>
    </style:style>
    <style:style style:name="T125" style:family="text">
      <style:text-properties officeooo:rsid="01c5f1a8"/>
    </style:style>
    <style:style style:name="T126" style:family="text">
      <style:text-properties officeooo:rsid="01c66b94"/>
    </style:style>
    <style:style style:name="T127" style:family="text">
      <style:text-properties officeooo:rsid="01c8466a"/>
    </style:style>
    <style:style style:name="T128" style:family="text">
      <style:text-properties officeooo:rsid="01c86f94"/>
    </style:style>
    <style:style style:name="T129" style:family="text">
      <style:text-properties officeooo:rsid="01c9ec77"/>
    </style:style>
    <style:style style:name="T130" style:family="text">
      <style:text-properties officeooo:rsid="01f5e2bc"/>
    </style:style>
    <style:style style:name="T131" style:family="text">
      <style:text-properties officeooo:rsid="01fc38dd"/>
    </style:style>
    <style:style style:name="T132" style:family="text">
      <style:text-properties officeooo:rsid="01fcc1e4"/>
    </style:style>
    <style:style style:name="T133" style:family="text">
      <style:text-properties officeooo:rsid="01fe732c"/>
    </style:style>
    <style:style style:name="T134" style:family="text">
      <style:text-properties officeooo:rsid="01ff6b47"/>
    </style:style>
    <style:style style:name="T135" style:family="text">
      <style:text-properties officeooo:rsid="0207fc79"/>
    </style:style>
    <style:style style:name="T136" style:family="text">
      <style:text-properties officeooo:rsid="02096b25"/>
    </style:style>
    <style:style style:name="T137" style:family="text">
      <style:text-properties officeooo:rsid="020b2084"/>
    </style:style>
    <style:style style:name="T138" style:family="text">
      <style:text-properties officeooo:rsid="020d146f"/>
    </style:style>
    <style:style style:name="T139" style:family="text">
      <style:text-properties officeooo:rsid="020d67b6"/>
    </style:style>
    <style:style style:name="T140" style:family="text">
      <style:text-properties officeooo:rsid="02130de2"/>
    </style:style>
    <style:style style:name="T141" style:family="text">
      <style:text-properties officeooo:rsid="02145f6d"/>
    </style:style>
    <style:style style:name="T142" style:family="text">
      <style:text-properties officeooo:rsid="0216320b"/>
    </style:style>
    <style:style style:name="T143" style:family="text">
      <style:text-properties officeooo:rsid="0216a451"/>
    </style:style>
    <style:style style:name="T144" style:family="text">
      <style:text-properties officeooo:rsid="02197cd0"/>
    </style:style>
    <style:style style:name="T145" style:family="text">
      <style:text-properties officeooo:rsid="021b19ff"/>
    </style:style>
    <style:style style:name="T146" style:family="text">
      <style:text-properties officeooo:rsid="021c7508"/>
    </style:style>
    <style:style style:name="T147" style:family="text">
      <style:text-properties officeooo:rsid="02306efe"/>
    </style:style>
    <style:style style:name="T148" style:family="text">
      <style:text-properties officeooo:rsid="022d330a"/>
    </style:style>
    <style:style style:name="T149" style:family="text">
      <style:text-properties officeooo:rsid="021b3d59"/>
    </style:style>
    <style:style style:name="T150" style:family="text">
      <style:text-properties officeooo:rsid="021cb7b4"/>
    </style:style>
    <style:style style:name="T151" style:family="text">
      <style:text-properties officeooo:rsid="022f6383"/>
    </style:style>
    <style:style style:name="T152" style:family="text">
      <style:text-properties officeooo:rsid="02227514"/>
    </style:style>
    <style:style style:name="T153" style:family="text">
      <style:text-properties officeooo:rsid="0223f949"/>
    </style:style>
    <style:style style:name="T154" style:family="text">
      <style:text-properties officeooo:rsid="023002dc"/>
    </style:style>
    <style:style style:name="T155" style:family="text">
      <style:text-properties officeooo:rsid="0230204c"/>
    </style:style>
    <style:style style:name="T156" style:family="text">
      <style:text-properties officeooo:rsid="0232a08e"/>
    </style:style>
    <style:style style:name="T157" style:family="text">
      <style:text-properties officeooo:rsid="0236de6e"/>
    </style:style>
    <style:style style:name="T158" style:family="text">
      <style:text-properties officeooo:rsid="023b53a5"/>
    </style:style>
    <style:style style:name="T159" style:family="text">
      <style:text-properties officeooo:rsid="02443c0e"/>
    </style:style>
    <style:style style:name="T160" style:family="text">
      <style:text-properties officeooo:rsid="024888d3"/>
    </style:style>
    <style:style style:name="T161" style:family="text">
      <style:text-properties officeooo:rsid="024a3e5e"/>
    </style:style>
    <style:style style:name="T162" style:family="text">
      <style:text-properties officeooo:rsid="024963c2"/>
    </style:style>
    <style:style style:name="T163" style:family="text">
      <style:text-properties officeooo:rsid="025d2d72"/>
    </style:style>
    <style:style style:name="T164" style:family="text">
      <style:text-properties officeooo:rsid="025f55de"/>
    </style:style>
    <style:style style:name="T165" style:family="text">
      <style:text-properties officeooo:rsid="02613eda"/>
    </style:style>
    <style:style style:name="T166" style:family="text">
      <style:text-properties officeooo:rsid="0262fe88"/>
    </style:style>
    <style:style style:name="T167" style:family="text">
      <style:text-properties officeooo:rsid="0263a0ad"/>
    </style:style>
    <style:style style:name="T168" style:family="text">
      <style:text-properties officeooo:rsid="02649ddd"/>
    </style:style>
    <style:style style:name="T169" style:family="text">
      <style:text-properties officeooo:rsid="026b60f6"/>
    </style:style>
    <style:style style:name="T170" style:family="text">
      <style:text-properties officeooo:rsid="026c41ca"/>
    </style:style>
    <style:style style:name="T171" style:family="text">
      <style:text-properties officeooo:rsid="01daeb5f"/>
    </style:style>
    <style:style style:name="T172" style:family="text">
      <style:text-properties officeooo:rsid="01e052a6"/>
    </style:style>
    <style:style style:name="T173" style:family="text">
      <style:text-properties officeooo:rsid="01e1f83e"/>
    </style:style>
    <style:style style:name="T174" style:family="text">
      <style:text-properties officeooo:rsid="01e15068"/>
    </style:style>
    <style:style style:name="T175" style:family="text">
      <style:text-properties officeooo:rsid="01deb207"/>
    </style:style>
    <style:style style:name="T176" style:family="text">
      <style:text-properties officeooo:rsid="01e2ce24"/>
    </style:style>
    <style:style style:name="T177" style:family="text">
      <style:text-properties officeooo:rsid="024e8fb3"/>
    </style:style>
    <style:style style:name="T178" style:family="text">
      <style:text-properties officeooo:rsid="024ddbdb"/>
    </style:style>
    <style:style style:name="T179" style:family="text">
      <style:text-properties officeooo:rsid="01e76af2"/>
    </style:style>
    <style:style style:name="T180" style:family="text">
      <style:text-properties officeooo:rsid="01e93e8b"/>
    </style:style>
    <style:style style:name="T181" style:family="text">
      <style:text-properties officeooo:rsid="02735383"/>
    </style:style>
    <style:style style:name="T182" style:family="text">
      <style:text-properties officeooo:rsid="027a22ab"/>
    </style:style>
    <style:style style:name="T183" style:family="text">
      <style:text-properties officeooo:rsid="028208a9"/>
    </style:style>
    <style:style style:name="T184" style:family="text">
      <style:text-properties officeooo:rsid="0284ac7d"/>
    </style:style>
    <style:style style:name="T185" style:family="text">
      <style:text-properties officeooo:rsid="02876dcf"/>
    </style:style>
    <style:style style:name="T186" style:family="text">
      <style:text-properties officeooo:rsid="028cf1e8"/>
    </style:style>
    <style:style style:name="T187" style:family="text">
      <style:text-properties officeooo:rsid="029078c5"/>
    </style:style>
    <style:style style:name="T188" style:family="text">
      <style:text-properties officeooo:rsid="0291b2a7"/>
    </style:style>
    <style:style style:name="T189" style:family="text">
      <style:text-properties officeooo:rsid="0296d71b"/>
    </style:style>
    <style:style style:name="T190" style:family="text">
      <style:text-properties officeooo:rsid="02989953"/>
    </style:style>
    <style:style style:name="T191" style:family="text">
      <style:text-properties officeooo:rsid="029c17aa"/>
    </style:style>
    <style:style style:name="T192" style:family="text">
      <style:text-properties officeooo:rsid="029c3896"/>
    </style:style>
    <style:style style:name="T193" style:family="text">
      <style:text-properties officeooo:rsid="029c9888"/>
    </style:style>
    <style:style style:name="T194" style:family="text">
      <style:text-properties officeooo:rsid="02a0247a"/>
    </style:style>
    <style:style style:name="T195" style:family="text">
      <style:text-properties officeooo:rsid="02aa88e2"/>
    </style:style>
    <style:style style:name="T196" style:family="text">
      <style:text-properties officeooo:rsid="02ac6110"/>
    </style:style>
    <style:style style:name="T197" style:family="text">
      <style:text-properties officeooo:rsid="02adfdce"/>
    </style:style>
    <style:style style:name="T198" style:family="text">
      <style:text-properties officeooo:rsid="02b35911"/>
    </style:style>
    <style:style style:name="T199" style:family="text">
      <style:text-properties officeooo:rsid="02b657e9"/>
    </style:style>
    <style:style style:name="T200" style:family="text">
      <style:text-properties officeooo:rsid="02b8e716"/>
    </style:style>
    <style:style style:name="T201" style:family="text">
      <style:text-properties officeooo:rsid="02bad5d4"/>
    </style:style>
    <style:style style:name="T202" style:family="text">
      <style:text-properties officeooo:rsid="02bea40c"/>
    </style:style>
    <style:style style:name="T203" style:family="text">
      <style:text-properties officeooo:rsid="02c1105c"/>
    </style:style>
    <style:style style:name="T204" style:family="text">
      <style:text-properties officeooo:rsid="02c2f943"/>
    </style:style>
    <style:style style:name="T205" style:family="text">
      <style:text-properties officeooo:rsid="02c34328"/>
    </style:style>
    <style:style style:name="T206" style:family="text">
      <style:text-properties officeooo:rsid="02c36c18"/>
    </style:style>
    <style:style style:name="T207" style:family="text">
      <style:text-properties officeooo:rsid="02c43678"/>
    </style:style>
    <style:style style:name="T208" style:family="text">
      <style:text-properties officeooo:rsid="02c565b2"/>
    </style:style>
    <style:style style:name="T209" style:family="text">
      <style:text-properties officeooo:rsid="02c99356"/>
    </style:style>
    <style:style style:name="T210" style:family="text">
      <style:text-properties officeooo:rsid="02cbd061"/>
    </style:style>
    <style:style style:name="T211" style:family="text">
      <style:text-properties officeooo:rsid="02cc7059"/>
    </style:style>
    <style:style style:name="T212" style:family="text">
      <style:text-properties officeooo:rsid="02ce5e7c"/>
    </style:style>
    <style:style style:name="T213" style:family="text">
      <style:text-properties officeooo:rsid="02ce7705"/>
    </style:style>
    <style:style style:name="T214" style:family="text">
      <style:text-properties officeooo:rsid="02d07fc3"/>
    </style:style>
    <style:style style:name="T215" style:family="text">
      <style:text-properties officeooo:rsid="02d213d6"/>
    </style:style>
    <style:style style:name="T216" style:family="text">
      <style:text-properties officeooo:rsid="02d28e61"/>
    </style:style>
    <style:style style:name="T217" style:family="text">
      <style:text-properties officeooo:rsid="02d5e946"/>
    </style:style>
    <style:style style:name="T218" style:family="text">
      <style:text-properties officeooo:rsid="02d73229"/>
    </style:style>
    <style:style style:name="T219" style:family="text">
      <style:text-properties officeooo:rsid="02d8f0a4"/>
    </style:style>
    <style:style style:name="T220" style:family="text">
      <style:text-properties officeooo:rsid="02d9fd6d"/>
    </style:style>
    <style:style style:name="T221" style:family="text">
      <style:text-properties officeooo:rsid="02e0f633"/>
    </style:style>
    <style:style style:name="T222" style:family="text">
      <style:text-properties officeooo:rsid="02e2bb9c"/>
    </style:style>
    <style:style style:name="T223" style:family="text">
      <style:text-properties officeooo:rsid="02e44d30"/>
    </style:style>
    <style:style style:name="T224" style:family="text">
      <style:text-properties officeooo:rsid="02ea8c26"/>
    </style:style>
    <style:style style:name="T225" style:family="text">
      <style:text-properties officeooo:rsid="02eaef73"/>
    </style:style>
    <style:style style:name="T226" style:family="text">
      <style:text-properties officeooo:rsid="02f3d631"/>
    </style:style>
    <style:style style:name="T227" style:family="text">
      <style:text-properties officeooo:rsid="02fde2fd"/>
    </style:style>
    <style:style style:name="T228" style:family="text">
      <style:text-properties officeooo:rsid="0254bbe6"/>
    </style:style>
    <style:style style:name="T229" style:family="text">
      <style:text-properties officeooo:rsid="0259ca7a"/>
    </style:style>
    <style:style style:name="T230" style:family="text">
      <style:text-properties officeooo:rsid="0257ca57"/>
    </style:style>
    <style:style style:name="T231" style:family="text">
      <style:text-properties officeooo:rsid="025ef613"/>
    </style:style>
    <style:style style:name="T232" style:family="text">
      <style:text-properties officeooo:rsid="02ff3f0c"/>
    </style:style>
    <style:style style:name="T233" style:family="text">
      <style:text-properties officeooo:rsid="030447b6"/>
    </style:style>
    <style:style style:name="T234" style:family="text">
      <style:text-properties officeooo:rsid="0304e70e"/>
    </style:style>
    <style:style style:name="T235" style:family="text">
      <style:text-properties officeooo:rsid="03065852"/>
    </style:style>
    <style:style style:name="T236" style:family="text">
      <style:text-properties officeooo:rsid="03071b87"/>
    </style:style>
    <style:style style:name="T237" style:family="text">
      <style:text-properties officeooo:rsid="0308a60e"/>
    </style:style>
    <style:style style:name="T238" style:family="text">
      <style:text-properties officeooo:rsid="030c9310"/>
    </style:style>
    <style:style style:name="T239" style:family="text">
      <style:text-properties officeooo:rsid="03120925"/>
    </style:style>
    <style:style style:name="T240" style:family="text">
      <style:text-properties officeooo:rsid="0313c48a"/>
    </style:style>
    <style:style style:name="T241" style:family="text">
      <style:text-properties officeooo:rsid="0318ace4"/>
    </style:style>
    <style:style style:name="T242" style:family="text">
      <style:text-properties officeooo:rsid="031b32a9"/>
    </style:style>
    <style:style style:name="T243" style:family="text">
      <style:text-properties officeooo:rsid="031bb833"/>
    </style:style>
    <style:style style:name="T244" style:family="text">
      <style:text-properties officeooo:rsid="031c01d2"/>
    </style:style>
    <style:style style:name="T245" style:family="text">
      <style:text-properties officeooo:rsid="031c0b0e"/>
    </style:style>
    <style:style style:name="T246" style:family="text">
      <style:text-properties officeooo:rsid="031eb39b"/>
    </style:style>
    <style:style style:name="T247" style:family="text">
      <style:text-properties officeooo:rsid="031ef2d8"/>
    </style:style>
    <style:style style:name="T248" style:family="text">
      <style:text-properties officeooo:rsid="031f7c57"/>
    </style:style>
    <style:style style:name="T249" style:family="text">
      <style:text-properties officeooo:rsid="03215c2f"/>
    </style:style>
    <style:style style:name="T250" style:family="text">
      <style:text-properties officeooo:rsid="0325d4c7"/>
    </style:style>
    <style:style style:name="T251" style:family="text">
      <style:text-properties officeooo:rsid="032827d8"/>
    </style:style>
    <style:style style:name="T252" style:family="text">
      <style:text-properties officeooo:rsid="03299901"/>
    </style:style>
    <style:style style:name="T253" style:family="text">
      <style:text-properties officeooo:rsid="032c4f6f"/>
    </style:style>
    <style:style style:name="T254" style:family="text">
      <style:text-properties officeooo:rsid="032d5bc8"/>
    </style:style>
    <style:style style:name="T255" style:family="text">
      <style:text-properties officeooo:rsid="032f0724"/>
    </style:style>
    <style:style style:name="T256" style:family="text">
      <style:text-properties officeooo:rsid="03321d86"/>
    </style:style>
    <style:style style:name="T257" style:family="text">
      <style:text-properties officeooo:rsid="03345571"/>
    </style:style>
    <style:style style:name="T258" style:family="text">
      <style:text-properties officeooo:rsid="033518e8"/>
    </style:style>
    <style:style style:name="T259" style:family="text">
      <style:text-properties officeooo:rsid="0337b3e1"/>
    </style:style>
    <style:style style:name="T260" style:family="text">
      <style:text-properties officeooo:rsid="03398690"/>
    </style:style>
    <style:style style:name="T261" style:family="text">
      <style:text-properties officeooo:rsid="033e6771"/>
    </style:style>
    <style:style style:name="T262" style:family="text">
      <style:text-properties officeooo:rsid="033ec8e3"/>
    </style:style>
    <style:style style:name="T263" style:family="text">
      <style:text-properties officeooo:rsid="033f6a8d"/>
    </style:style>
    <style:style style:name="T264" style:family="text">
      <style:text-properties officeooo:rsid="0340d3da"/>
    </style:style>
    <style:style style:name="T265" style:family="text">
      <style:text-properties officeooo:rsid="0344af75"/>
    </style:style>
    <style:style style:name="T266" style:family="text">
      <style:text-properties officeooo:rsid="034fc41d"/>
    </style:style>
    <style:style style:name="T267" style:family="text">
      <style:text-properties officeooo:rsid="0351b8ff"/>
    </style:style>
    <style:style style:name="T268" style:family="text">
      <style:text-properties officeooo:rsid="035351ef"/>
    </style:style>
    <style:style style:name="T269" style:family="text">
      <style:text-properties officeooo:rsid="0357cb05"/>
    </style:style>
    <style:style style:name="T270" style:family="text">
      <style:text-properties officeooo:rsid="0358c16a"/>
    </style:style>
    <style:style style:name="T271" style:family="text">
      <style:text-properties officeooo:rsid="035a8cbb"/>
    </style:style>
    <style:style style:name="T272" style:family="text">
      <style:text-properties officeooo:rsid="035fa9ab"/>
    </style:style>
    <style:style style:name="T273" style:family="text">
      <style:text-properties officeooo:rsid="03607a2b"/>
    </style:style>
    <style:style style:name="T274" style:family="text">
      <style:text-properties officeooo:rsid="036137de"/>
    </style:style>
    <style:style style:name="T275" style:family="text">
      <style:text-properties officeooo:rsid="0361d721"/>
    </style:style>
    <style:style style:name="T276" style:family="text">
      <style:text-properties officeooo:rsid="0362ee6d"/>
    </style:style>
    <style:style style:name="T277" style:family="text">
      <style:text-properties officeooo:rsid="0366d1c0"/>
    </style:style>
    <style:style style:name="T278" style:family="text">
      <style:text-properties officeooo:rsid="03673dc9"/>
    </style:style>
    <style:style style:name="T279" style:family="text">
      <style:text-properties officeooo:rsid="0368ad87"/>
    </style:style>
    <style:style style:name="T280" style:family="text">
      <style:text-properties officeooo:rsid="036e82ba"/>
    </style:style>
    <style:style style:name="T281" style:family="text">
      <style:text-properties officeooo:rsid="03712112"/>
    </style:style>
    <style:style style:name="T282" style:family="text">
      <style:text-properties officeooo:rsid="0374431a"/>
    </style:style>
    <style:style style:name="T283" style:family="text">
      <style:text-properties officeooo:rsid="0375bb7e"/>
    </style:style>
    <style:style style:name="T284" style:family="text">
      <style:text-properties officeooo:rsid="037a1f07"/>
    </style:style>
    <style:style style:name="T285" style:family="text">
      <style:text-properties officeooo:rsid="037e50d7"/>
    </style:style>
    <style:style style:name="fr1" style:family="graphic" style:parent-style-name="Graphics">
      <style:graphic-properties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5">Hola, mi nombre es José Luis Quiroga Beltrán, el objetivo <text:span text:style-name="T10">de </text:span>ést<text:span text:style-name="T10">e</text:span> <text:span text:style-name="T10">video</text:span> es presentar <text:span text:style-name="T9">la manera en que mi percepción y mi experiencia de La Verdad y de lo Real se reconcilian de manera lógica y coherente con mis conocimientos de la evidencia y los argumentos presentados por la ciencia y la biblia.</text:span></text:p>
      <text:p text:style-name="P4">A manera de advertencia debo decir que a lo largo de este video, y con la única intención de hacer mas efectiva la comunicación: voy a usar cualquier recurso de actuación que considere oportuno. </text:p>
      <text:p text:style-name="P1"><text:span text:style-name="T2">Por ejemplo d</text:span>ese cuenta que <text:span text:style-name="T1">cuando cambie</text:span> el volumen, <text:span text:style-name="T1">es </text:span><text:span text:style-name="vol15">el volumen</text:span>, <text:span text:style-name="vol16">el volumen</text:span>, <text:span text:style-name="T1">solo </text:span><text:span text:style-name="vol18">el volumen</text:span> y la forma de decir la misma cosa lo que esta cambiando <draw:frame draw:style-name="fr1" draw:name="Image3" text:anchor-type="as-char" svg:width="7mm" svg:height="7mm" draw:z-index="0"><draw:image xlink:href="Pictures/10000201000000780000007822F79F4ECC50E161.png" xlink:type="simple" xlink:show="embed" xlink:actuate="onLoad" loext:mime-type="image/png"/></draw:frame>. <text:span text:style-name="T3">La percepción de mi estado de ánimo es suya, el contenido del mensaje no cambia. Para mi lo importante es lo que pase con ese contenido en su mente, no es lo que usted perciba de mi.</text:span></text:p>
      <text:p text:style-name="P2">Otro recurso que voy usar ser<text:span text:style-name="T4">á</text:span> el de hablarle a una tercera persona. Por ejemplo puedo cerrar mis ojos, levantar mi cabeza <text:span text:style-name="T29">y mis manos, </text:span>para decir algo como:</text:p>
      <text:p text:style-name="Texto_5f_Oración">Padre Celestial, te pido en el nombre de tu hijo Jesucristo, que a las personas que vean este video les abras los ojos para que puedan ver y los oídos para que puedan oír. Que los arrastres hacia tu hijo Jesucristo y la verdad de <text:span text:style-name="T8">t</text:span><text:span text:style-name="T7">u</text:span> historia <text:span text:style-name="T6">en </text:span><text:span text:style-name="T8">la</text:span><text:span text:style-name="T6"> historia y </text:span><text:span text:style-name="T8">mi</text:span><text:span text:style-name="T6"> historia</text:span>.</text:p>
      <text:p text:style-name="P3">O puede que comience a cantar en cualquier momento, siempre con la intención de lograr algo especifico con el contenido, CON EL CONTENIDO, no con la forma de este video.</text:p>
      <text:p text:style-name="Texto_5f_Canto">Nuestros corazones, insaciables son</text:p>
      <text:p text:style-name="P3">Son solo recursos para lograr mas efectiva la comunicación <text:span text:style-name="T5">con aquellas personas de mente abierta, lógica, dispuesta a evaluar EL CONTENIDO, los argumentos y la evidencia presentada en este video.</text:span></text:p>
      <text:h text:style-name="Heading_20_2" text:outline-level="2"><text:soft-page-break/>Preguntas.</text:h>
      <text:p text:style-name="P6"><text:span text:style-name="T11">Si alguien dice “C</text:span>reo en la biblia <text:span text:style-name="T11">y</text:span> creo en la ciencia”, <text:span text:style-name="T11">es muy fácil pensar que dicha persona o no sabe mucho de lo que dice la biblia</text:span>, <text:span text:style-name="T11">o no sabe mucho de lo que dice la ciencia o vive en permanente contradicción y no le importa. </text:span></text:p>
      <text:p text:style-name="P7">Esto porque cuando se sabe algo de ciencia <text:span text:style-name="T12">y de biblia</text:span>, al menos <text:span text:style-name="T12">de </text:span>la que <text:span text:style-name="T12">se aprende </text:span>en el colegi<text:span text:style-name="T12">o,</text:span> <text:span text:style-name="T12">en </text:span>la universidad, <text:span text:style-name="T12">y en los medios de comunicación, </text:span>surgen muchas preguntas:</text:p>
      <text:p text:style-name="P8"><text:span text:style-name="T14">Si el infierno es un lugar de castigo permanente eterno y consciente por medio de fuego y azufre de los que hicieron el mal, ¿como puede un</text:span> Dios bueno permit<text:span text:style-name="T14">ir</text:span> <text:span text:style-name="T14">que </text:span>la maldad,<text:span text:style-name="T13"> el sufrimiento y la tortura continúen existiendo por siempre y para siempre en ese infierno</text:span>?</text:p>
      <text:p text:style-name="P9">Si es cierto lo que dice Jesucristo que nadie va al padre sino por el, <text:span text:style-name="T30">¿</text:span>Adán va al cielo o al infierno?</text:p>
      <text:p text:style-name="P17">Si el universo tiene 6 mil años, <text:span text:style-name="T34">el tiempo que ha pasado desde La Creación según la biblia</text:span>, ¿Como es posible que veamos estrellas que están a millones de años luz?</text:p>
      <text:p text:style-name="P10">¿<text:span text:style-name="T16">Como es posible que los dinosaurios hallan vivido hace 80 millones de años y que la biblia sea también cierta?</text:span></text:p>
      <text:p text:style-name="P11">¿Como es posible que el universo exista desde hace mas de 14 mil millones de años y que la biblia sea también cierta?</text:p>
      <text:p text:style-name="P11">¿Como es posible que la teoría de la evolución y la biblia sean ambas ciertas?</text:p>
      <text:p text:style-name="P8">Si Dios <text:span text:style-name="T15">es bueno, es amor, </text:span>quiere la <text:span text:style-name="T13">salvación</text:span> de <text:span text:style-name="T13">todos y no hay nada imposible para el, ¿Por qué solo unos pocos se salvan?</text:span></text:p>
      <text:p text:style-name="P11">Alguien que vivió en Japón, en el año 900 después de Cristo, <text:span text:style-name="T31">que </text:span>nunca conoció de Cristo, <text:span text:style-name="T32">que </text:span>vivió una vida ejemplar comparada con la mayoría de los cristianos de hoy, <text:span text:style-name="T33">¿S</text:span>e va al cielo o al infierno? <text:span text:style-name="T35">¿Al fin qué se necesita o no se necesita creer en Cristo para salvarse?</text:span></text:p>
      <text:p text:style-name="P11"><text:span text:style-name="T17">A</text:span>lguien que vivió una vida de maldad, en la que violó, torturó y asesinó cien<text:span text:style-name="T36">tos de</text:span> niños durante sus 7<text:span text:style-name="T37">0 y pucho</text:span> años de vida, <text:span text:style-name="T17">se muere y se va al infierno, a sufrir por siempre y para siempre, conscientemente, por fuego y azufre, en tortura permanente. ¿No es esa una maldad superior a la que el hizo por solo 70 <text:s/>y pucho de años?</text:span></text:p>
      <text:p text:style-name="P12"><text:soft-page-break/>¿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7">Parece mas una idea del marqués de Sade. Ese del cual viene la palabra Sádico.</text:span></text:p>
      <text:p text:style-name="P12">¿Como es posible que la cronología de la historia Egipcia y la biblia sean ambas ciertas?</text:p>
      <text:p text:style-name="P13"><text:span text:style-name="T20">¿</text:span>Como explicar que un Dios bueno, que conoce el corazón del hombre, que le da el mandamiento de “no matar” en unas tablas de piedra ; que <text:span text:style-name="T38">E</text:span>l <text:span text:style-name="T20">mismo </text:span>selecciona un rey para su pueblo, llamado Saúl, <text:span text:style-name="T19">a través de su profeta Samuel ; que </text:span>luego de todo eso, después de todo eso, <text:span text:style-name="T20">va y </text:span>le orden<text:span text:style-name="T20">a</text:span> a ese rey <text:span text:style-name="T18">Saúl</text:span>, <text:span text:style-name="T19">a través de su profeta Samuel, </text:span>ir y matar, <text:span text:style-name="T18">asesinar,</text:span> a mujeres, ancianos, niños, <text:span text:style-name="T18">incluso los de pecho, hombres</text:span> y animales, <text:span text:style-name="T18">todo, y no dejar nada con vida en Amelec? O sea, primero da el mandamiento de “no matar” y luego va y le ordena al rey, que El escogió, ir y matar hasta el gato en Amelec. </text:span></text:p>
      <text:p text:style-name="P19">El rey va y mata, asesina, mujeres niños, hasta los de pecho, ancianos, hombres y animales, mata todo, asesina todo, hasta el gato. Solo deja con vida al rey Agag y los mejores animales, con la intención de también matarlos en sacrificio a ese Dios que le dio la orden de matar todo. </text:p>
      <text:p text:style-name="P19">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13"><text:span text:style-name="T18">El rey solo dejó vivos al otro rey y a los mejores animales para sacrificarlos quemados al Dios que le dio la orden, pero Dios decide cambiarlo. Ese rey Saúl no le sirve. Entonces le dice a su profeta: deje de llorar por Saúl, deje de chillar por ese </text:span><text:span text:style-name="T39">man</text:span><text:span text:style-name="T18">, yo ya lo deseché, yo ya salí de ese mancito, váyase para Belén que le voy a decir por quien lo voy a remplazar. Y el profeta la dice: pero ¿como me voy a ir?, si Saúl se entera me mata. Y Dios le dice: fresco, llévese una becerra y dígale que se va a ofrecer sacrificio para Jehová. Usease para ese Dios que le habla. </text:span></text:p>
      <text:p text:style-name="P19">¿Como explicar a ese Dios bueno, que todo lo sabe, pero que ordena matar después de haber mandado no matar y que se vive arrepintiendo de lo que sabia que iba a pasar?</text:p>
      <text:p text:style-name="P18">Ese mismo Dios que se le olvid<text:span text:style-name="T41">ó</text:span> poner como mandamiento “no esclavizar”, tal vez porque ahora nos quiere de esclavos.</text:p>
      <text:p text:style-name="P14">Y las serpientes, que hablan.</text:p>
      <text:p text:style-name="P14"><text:soft-page-break/>Y los burros que hablan.</text:p>
      <text:p text:style-name="P14">Y que todos salimos de una parejita.</text:p>
      <text:p text:style-name="P14">Y que primero fueron la tierra y el mar y luego las estrellas.</text:p>
      <text:p text:style-name="P14">Y que todo se creo en siete días. Esos que tienen mañana y tarde.</text:p>
      <text:p text:style-name="P14">Y que <text:span text:style-name="T23">unos tipos viven en un desierto de </text:span>pan <text:span text:style-name="T23">que cae </text:span>del cielo por cuarenta años.</text:p>
      <text:p text:style-name="P14">Y que con un palito se abren los mares <text:span text:style-name="T24">para que pasen miles de personas</text:span>, <text:span text:style-name="T24">pero </text:span>solo por un ratico <text:span text:style-name="T24">mientras pasan, y luego se cierran encima de un ejercito que los perseguía, ahogando a todos los del ejercito.</text:span></text:p>
      <text:p text:style-name="P14">Y que No<text:span text:style-name="T40">é</text:span> y los animalitos en un barquito. <text:span text:style-name="T25">D</text:span>urante un <text:span text:style-name="T21">año en el que un</text:span> diluvio <text:span text:style-name="T21">de </text:span>cuarenta días llen<text:span text:style-name="T21">ó</text:span> el planeta entero de agua.</text:p>
      <text:p text:style-name="P20">Y que <text:span text:style-name="T50">Noe tuvo sus hijos como a los 500 y pucho de años. ¿Serian añitos?</text:span></text:p>
      <text:p text:style-name="P20"><text:span text:style-name="T50">Y que </text:span>antes del diluvio las personas vivían como 900 años.</text:p>
      <text:p text:style-name="P14">Y que un pez grande se traga un tipo y después de tres días lo escupe en un playa. <text:span text:style-name="T22">Jonás.</text:span></text:p>
      <text:p text:style-name="P15">Y <text:span text:style-name="T22">que </text:span>los muertos resucitan.</text:p>
      <text:p text:style-name="P15"><text:span text:style-name="T22">¿Donde están? ¿En el cielo o en el infierno? </text:span><text:span text:style-name="T22"><draw:frame draw:style-name="fr2" draw:name="Image1" text:anchor-type="as-char" svg:width="7mm" svg:height="7mm" draw:z-index="1"><draw:image xlink:href="Pictures/100002010000007800000078BF4AF45BDF960456.png" xlink:type="simple" xlink:show="embed" xlink:actuate="onLoad" loext:mime-type="image/png"/></draw:frame></text:span></text:p>
      <text:p text:style-name="P16">No parece muy científico <text:span text:style-name="T28">ni lógico</text:span> el asunto. <text:span text:style-name="T26">¿No?</text:span></text:p>
      <text:p text:style-name="P22">Surgen muchas preguntas.</text:p>
      <text:h text:style-name="Heading_20_1" text:outline-level="1">Creador.</text:h>
      <text:h text:style-name="Heading_20_2" text:outline-level="2">Creatividad <text:span text:style-name="T42">técnica</text:span>.</text:h>
      <text:p text:style-name="P2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24"><text:soft-page-break/>La creatividad técnica <text:span text:style-name="T43">siempre tiene como resultado un objeto, algo palpable, perceptible por medio de los sentidos, algo material, algo concreto, una máquina, una tecnología, algo que altera lo perceptible y ese cambio es perceptible.</text:span></text:p>
      <text:p text:style-name="P26">La creatividad técnica, es de lejos, el mecanismo mas importante, mas confiable, para sustentar cualquier modelo o teoría científica.</text:p>
      <text:p text:style-name="P26">Nadie puede <text:span text:style-name="T65">racionalmente </text:span>decir hoy: ”Yo no creo en aviones”, “<text:span text:style-name="T51">No, no, es que, yo no creo en aviones”.</text:span></text:p>
      <text:p text:style-name="P2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27">Nadie puede <text:span text:style-name="T66">racionalmente </text:span>decir hoy:”Yo no creo en <text:span text:style-name="T52">computadores</text:span>”, “<text:span text:style-name="T51">No, no, es que, yo no creo en computadores”.</text:span></text:p>
      <text:p text:style-name="P28">Pero hace <text:span text:style-name="T52">tan solo unos 5</text:span>00 años era bastante fácil que alguien dijera que no cree en que algún día se construirían <text:span text:style-name="T52">miles de millones</text:span> de máquinas <text:span text:style-name="T52">que permitirían </text:span>h<text:span text:style-name="T5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9"><text:span text:style-name="T53">Sin embargo, no se puede decir lo mismo de l</text:span>o muy grande, lo muy lejano, lo muy pequeño, el pasado, el futuro.</text:p>
      <text:p text:style-name="P25">¿Quien ha construido una estrella, <text:span text:style-name="T49">una galaxia</text:span>?</text:p>
      <text:p text:style-name="P25">¿Quien ha construido <text:span text:style-name="T46">materia de la nada</text:span>?</text:p>
      <text:p text:style-name="P25">¿Quien ha construido un segundo, un minuto, una hora?</text:p>
      <text:p text:style-name="P30">La creatividad técnica, <text:span text:style-name="T58">esa que usamos en el día a día, </text:span>no ha llegado a ese punto.</text:p>
      <text:p text:style-name="P30">Eso significa que las teorías científicas que hablan de este tipo de cosas no son tan científicas. No son realmente conocimiento.</text:p>
      <text:p text:style-name="P31">Cuando construyamos <text:span text:style-name="T56">máquinas para construir </text:span>estrellas y galaxias <text:span text:style-name="T54">de las que vemos por el telescopio</text:span>, cuando <text:span text:style-name="T55">construyamos máquinas para </text:span>viaj<text:span text:style-name="T55">ar</text:span> en el tiempo, <text:span text:style-name="T45">cuando construyamos máquinas para viajar a miles de millones de veces lo que se cree que es la </text:span><text:soft-page-break/><text:span text:style-name="T45">máxima velocidad de la luz y visitemos las estrellas, </text:span>cuando podamos hacer otro tipo de materia basada en otros tipos de partículas elementales, diferentes a las que <text:span text:style-name="T44">creemos que</text:span> existen, <text:span text:style-name="T47">cuando todo eso lo pueda hacer el hombre y sea de uso común, como una lavadora o un celular, podemos empezar </text:span>a <text:span text:style-name="T48">decir</text:span> que <text:span text:style-name="T57">las teorías que explican dichas máquinas son científicas.</text:span> <text:span text:style-name="T57">Son conocimiento. De resto no.</text:span></text:p>
      <text:p text:style-name="P61">Cuando sea <text:span text:style-name="T109">racionalmente </text:span>imposible decir:”Yo no creo que viajemos a las estrellas”, <text:span text:style-name="T108">c</text:span>uando sea <text:span text:style-name="T109">racionalmente </text:span>imposible decir:“Yo no creo en el viaje en el tiempo”, para la persona del común, <text:span text:style-name="T108">de la misma manera en que ahora es racionalmente imposible decir: “Yo no creo en aviones”, para una persona del común, </text:span>podremos decir que la creatividad técnica ya confirm<text:span text:style-name="T60">ó</text:span> las teorías científicas que explican <text:span text:style-name="T59">el espacio y el tiempo a ese nivel</text:span>.</text:p>
      <text:p text:style-name="P62">Mientras tanto no.</text:p>
      <text:h text:style-name="Heading_20_2" text:outline-level="2"><text:span text:style-name="T67">Complejidad técnica</text:span>.</text:h>
      <text:p text:style-name="P32">La <text:span text:style-name="T67">complejidad</text:span> de los <text:span text:style-name="T62">máquinas, de la tecnología, que puede </text:span>construi<text:span text:style-name="T64">r</text:span> <text:span text:style-name="T61">el hombre aumenta</text:span> a media que <text:span text:style-name="T63">su creatividad técnica aumenta, y viceversa. La una es reflejo de la otra.</text:span></text:p>
      <text:p text:style-name="P33">Nadie puede racionalmente decir que: “es más fácil hacer un computador que hacer un <text:span text:style-name="T72">cuchillo</text:span>”. <text:span text:style-name="T69">Hacer un computador? Uff facilisimo, pan comido, cualquiera puede hacerlo. Hacer un cuchillo? Ahh no, eso si ni modo, ni idea, nadie sabe como. H</text:span>acer el computador <text:span text:style-name="T69">requiere mas </text:span>creatividad técnica<text:span text:style-name="T68">.</text:span></text:p>
      <text:p text:style-name="P34">La creatividad técnica es algo que crece, que se aprende, que se desarrolla, con la experiencia de usarla <text:span text:style-name="T73">y practicarla</text:span>. Es un proceso de la mente. <text:span text:style-name="T74">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35">Vemos y bajamos un video que nos gusta en Internet y se nos olvida lo que fue necesario para que eso pudiera suceder.</text:p>
      <text:p text:style-name="P35"><text:span text:style-name="T75">Ver un video en Internet i</text:span>mplica haber construido fabricas para fabricar cada una de las partes y maquinas necesarias para construir procesadores, pantallas, <text:span text:style-name="T75">automóviles</text:span>, antenas, redes de fibra <text:span text:style-name="T75">óptica</text:span> <text:span text:style-name="T75">transcontinentales</text:span>, redes <text:span text:style-name="T75">inalámbricas</text:span>, millones de lineas de programas de software en el que si se modifica una sola linea todo el programa <text:span text:style-name="T75">podría</text:span> fallar, diseñar circuitos del tamaño de una moneda pequeña que tienen tantos interruptores como habitaciones hay en una ciudad, diseñar y <text:span text:style-name="T75">construir</text:span> la <text:span text:style-name="T75">vías</text:span> por las que se transportan los productos terminados y los medios de transporte como aviones, <text:soft-page-break/>camiones y <text:span text:style-name="T75">automóviles</text:span> que transportaron dicho computador o celular hasta llegar a sus manos.</text:p>
      <text:p text:style-name="P36">Una persona puede usar un celular sin tener ni idea de como se llegó a construir el celular, <text:span text:style-name="T77">sin saber como llego hasta sus manos, puede </text:span>usar un automóvil sin saber <text:span text:style-name="T70">como lo hicieron</text:span>. <text:span text:style-name="T71">Usar una tecnología producto de la creatividad técnica del hombre no requiere que el usuario entienda los detalles de su desarrollo. </text:span></text:p>
      <text:p text:style-name="P48">Por eso, es muy fácil subestimar la gran cantidad de avances en la creatividad técnica del hombre cuando simplemente se usa su resultado. Lo niños de ahora suelen pensar que Internet siempre a estado ahí.</text:p>
      <text:p text:style-name="P37"><text:span text:style-name="T76">Es fácil olvidar o ignorar que u</text:span>na mayor complejidad técnica requiere una mayor creatividad técnica.</text:p>
      <text:h text:style-name="Heading_20_2" text:outline-level="2">Biología.</text:h>
      <text:p text:style-name="P38">Uno de los campos mas estudiados mediante tecnologías resultado de la creatividad técnica del hombre es la que observamos a nuestro alrededor, plantas, animales y el hombre.</text:p>
      <text:p text:style-name="P38">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8">Este tipo de maquinaria que se encuentra al interior de cada <text:span text:style-name="T78">célula</text:span> humana y que de manera casi igual de compleja se encuentra en cada organismo vivo que tenga un ADN, sea de planta o animal, es varios ordenes de magnitud mas complejo que la mas compleja de las maquinas hechas por el hombre.</text:p>
      <text:p text:style-name="P59">La maquinaria biológica es muchísimo mas compleja que la maquinaria hecha por el hombre.</text:p>
      <text:p text:style-name="P57"><text:soft-page-break/>Observamos por medio de tecnologías creadas por el hombre como células <text:span text:style-name="T82">de plantes y </text:span>animales <text:span text:style-name="T83">se duplican a si mismas en un proceso que llamamos mitosis, sin embargo no vemos que un automóvil, o una lavadora, o un celular, se reproduzca a si mismo.</text:span></text:p>
      <text:p text:style-name="P58">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3">También observamos que si me corto la piel superficialmente, a los pocos días la herida ha cicatrizado y la herida ha <text:span text:style-name="T84">desaparecido.</text:span> En cambio nunca he observado que si mi automóvil sufre una abolladura, este repare la abolladura por si mismo. Siempre me ha tocado llevarlo a reparar.</text:p>
      <text:p text:style-name="P39"><text:span text:style-name="T84">Y s</text:span>i se le toma una muestra de sangre a una persona, en dicha muestra se obtiene toda la <text:span text:style-name="T78">información</text:span> de como hacer un gemelo de la persona, pero si se le mide el aceite a un carro, en dicho aceite no se encuentran los planos y diseños de las partes de ese carro y de como armar un carro <text:span text:style-name="T78">idéntico</text:span> al que <text:span text:style-name="T79">se </text:span>le m<text:span text:style-name="T79">idió</text:span> el aceite. No es el mismo nivel de complejidad. </text:p>
      <text:p text:style-name="P40">Ni siquiera entendemos como funciona la maquinaria <text:span text:style-name="T78">biológica</text:span> lo suficiente para reproducirla. <text:s/>Si pierdo un ojo en un accidente, no sabemos como reconstruir mi ojo a partir de mi ADN. O un <text:span text:style-name="T78">riñón</text:span>, o un <text:span text:style-name="T78">pulmón.</text:span> S<text:span text:style-name="T80">a</text:span>bemos que hay <text:span text:style-name="T80">unas células</text:span> madre. No sabemos como usar la <text:span text:style-name="T78">información</text:span>, los programas, que sabemos que tiene. </text:p>
      <text:p text:style-name="P40">Nadie a creado una maquina que piense, que pueda remplazar al ser humano. Todas las maquinas que el hombre ha creado necesitan del hombre en <text:span text:style-name="T81">algún</text:span> momento para seguir funcionando.</text:p>
      <text:p text:style-name="P73">El hombre no tiene ni idea de como sintetizar, construir de cero, sin usar materia prima biológica, las partes, <text:span text:style-name="T87">las</text:span> maquinas moleculares, que se necesitan para armar una célula. <text:span text:style-name="T88">El ser humano no tiene ni idea de como construir en un laboratorio moderno, <text:s/></text:span>sin usar materia prima biológica <text:span text:style-name="T88">y partiendo de elementos en la tabla periódica</text:span>, <text:span text:style-name="T87">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text:span><text:soft-page-break/><text:span text:style-name="T87">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85">difícil.</text:span> No es una <text:span text:style-name="T85">exageración</text:span>, de hecho es un numero mucho mas grande de combinaciones, pero este por lo menos es un numero imaginable para la <text:span text:style-name="T85">mayoría</text:span> de las personas. <text:span text:style-name="T86">Y eso para no incluir la complejidad de la interdependencia entre plantas, animales, el hombre y su ambiente.</text:span></text:p>
      <text:h text:style-name="Heading_20_2" text:outline-level="2"><text:bookmark-start text:name="__RefHeading___Toc2348_2607073284"/>Creador.<text:bookmark-end text:name="__RefHeading___Toc2348_2607073284"/></text:h>
      <text:p text:style-name="P53">Es indudable que el hombre tiene una gran creatividad técnica.</text:p>
      <text:p text:style-name="P45">La pregunta que surge es:</text:p>
      <text:p text:style-name="P46"><text:span text:style-name="T8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9">nada, cero, ni un poquito de </text:span>creatividad técnica, sino solo tiempo y chepa?</text:p>
      <text:p text:style-name="P46">Es absurdo.</text:p>
      <text:p text:style-name="P75">Es como <text:span text:style-name="T144">si alguien dijera:</text:span></text:p>
      <text:p text:style-name="P78">¿Hacer un cuchillo? Genial ! Inteligentisimo ! Gran Creatividad ! Qué maravilla de tecnología ! Que diseño !</text:p>
      <text:p text:style-name="P78">¿Hacer un Computador? Ahh no, eso si se hace solo. Eso solo hay que esperar millones de años y se arma solito. Eso no tiene gracia. Que tontería. Mírelos ahí están. Eso no tiene problema. Ahí esta la prueba.</text:p>
      <text:p text:style-name="P47"><text:span text:style-name="T145">Es absurdo pensar q</text:span>ue para <text:span text:style-name="T90">escribir un programa, en un lenguaje que no conozco, que construye una máquina que ni siquiera entiendo como funciona, que ni siquiera tengo como objetivo construir, que es capaz a ejecutar el programa, </text:span>solo necesito tirar una <text:soft-page-break/>moneda al aire para decidir si escrib<text:span text:style-name="T90">o,</text:span> con tinta evaporable y en papel degradable, un uno o un cero, y esperar que <text:span text:style-name="T90">después</text:span> de mucho tiempo, en realidad no importa cuanto, ya que entre mas tiempo pase la probabilidad es mas baja, <text:span text:style-name="T93">y sin ni siquiera saber cuando parar de tirar la moneda, </text:span>obtenga el software mencionado.</text:p>
      <text:p text:style-name="P77">Pero eso es lo que algunas personas creen si se lo enseñan desde pequeñas en el colegio.</text:p>
      <text:p text:style-name="P76">Es como si una máquina <text:span text:style-name="T102">creada por el hombre, </text:span>que puede pensar y aprender, <text:span text:style-name="T97">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7">diseñadora y creativa</text:span> pero mi diseño es un resultado de tiempo y chepa, <text:span text:style-name="T146">mi primera copia se armo solita después de esperar millones de años, yo soy simplemente el resultado de la evolución de copias mas simples que fueron adaptándose por cambios accidentales en mi programa de copia, </text:span>para mi <text:span text:style-name="T100">existencia</text:span> no se necesit<text:span text:style-name="T96">ó</text:span> ni inteligencia, ni <text:span text:style-name="T100">diseño, ni </text:span>creatividad, <text:span text:style-name="T103">mi creador NO existe, no hay evidencia de que yo haya sido creado</text:span>”.</text:p>
      <text:p text:style-name="P60">Esa maquina tiene un problema de software. Tiene un virus <text:span text:style-name="T98">que la esta matando</text:span>. <text:span text:style-name="T99">Que <text:s/>a veces la hace pensar de manera absurda.</text:span> Necesita el antivirus.</text:p>
      <text:p text:style-name="P49"><text:span text:style-name="T106">Por el</text:span> contrario, <text:span text:style-name="T106">si tenemos que:</text:span></text:p>
      <text:p text:style-name="P55"><text:span text:style-name="T107">1. Una mayor complejidad en una máquina requiere una mayor creatividad técnica. </text:span><text:a xlink:type="simple" xlink:href="#0.4.Complejidad técnica.|outline" text:style-name="Internet_20_link" text:visited-style-name="Visited_20_Internet_20_Link"><text:span text:style-name="T107">(1)</text:span></text:a></text:p>
      <text:p text:style-name="P55"><text:span text:style-name="T107">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7">(2)</text:span></text:a></text:p>
      <text:p text:style-name="P50"><text:span text:style-name="T106">Es perfectamente lógico concluir </text:span>que:</text:p>
      <text:p text:style-name="P50">Las máquinas biológicas requieren <text:span text:style-name="T104">una </text:span>creatividad técnica <text:span text:style-name="T104">mucho mayor </text:span>que la <text:span text:style-name="T105">que requieren las </text:span>máquinas construidas por el hombre.</text:p>
      <text:p text:style-name="P5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2">Y no solo un poquito mayor. <text:span text:style-name="T94">Dado que la complejidad de las máquinas biológicas es </text:span>millones de millones de ordenes de magnitud mayor <text:span text:style-name="T91">que la de las máquinas creadas por ser humano, la creatividad técnica que creó las máquinas biológicas tiene que ser muchísimo mayor. Probablemente también </text:span>millones de millones de ordenes de magnitud mayor <text:span text:style-name="T95">que la del hombre</text:span>.</text:p>
      <text:p text:style-name="P56"><text:soft-page-break/>Lo cual me recuerda algo que alguien dijo:</text:p>
      <text:p text:style-name="P21">“Como son más altos los cielos que la tierra, así son mis caminos más altos que vuestros caminos, y mis pensamientos más que vuestros pensamientos.”</text:p>
      <text:p text:style-name="P54"><text:span text:style-name="T101">La creatividad técnica, por definición, presupone u</text:span>n creador.</text:p>
      <text:p text:style-name="Text_20_body">¿Y quien creo al creador? ¿Y por que encontramos errores en el diseño del creador? ¿Y cuando lo creo? ¿Nos creo y se fue? ¿Sigue por <text:span text:style-name="T92">ahí</text:span> pero no se deja ver? Son todas preguntas que admiten la existencia de un creador y que buscan conocer dicho creador. Son todas irrelevantes para determinar si hay o no un creador. </text:p>
      <text:p text:style-name="Text_20_body">El punto es que HAY un creador. </text:p>
      <text:h text:style-name="P185" text:outline-level="2">Evidencia.</text:h>
      <text:p text:style-name="P63">Tod<text:span text:style-name="T168">a</text:span> la evidencia nos muestra que el ser humano tiene creatividad técnica, que es un ser técnicamente creativo.</text:p>
      <text:p text:style-name="P63"><text:span text:style-name="T110">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15">L</text:span>os pájaros <text:span text:style-name="T115">siempre hacen sus nidos </text:span>de la misma manera. Nada de lo que hace una planta o un animal aumenta en complejidad. <text:span text:style-name="T116">No hay edificios hechas por pájaros.</text:span></text:p>
      <text:p text:style-name="P70"><text:span text:style-name="T117">Por el contrario, sí</text:span> observamos la existencia de máquinas mucho mas complejas que las creadas por el hombre. Cualquier planta, animal o el mismo ser humano <text:span text:style-name="T114">es</text:span> maquinaria mucho mas compleja que cualquier m<text:span text:style-name="T168">a</text:span>quina<text:span text:style-name="T168">ria</text:span> hecha por el hombre.</text:p>
      <text:p text:style-name="P41">Si pierdo un ojo en un accidente, no sabemos como reconstruir mi ojo a partir de mi ADN. O un riñón, o un pulmón. Sabemos que hay unas células madre. No sabemos como usar la información, los programas, que sabemos que tiene <text:span text:style-name="T16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2">Si <text:span text:style-name="T123">la naturaleza</text:span> es la causa de plantas, animales y personas, <text:span text:style-name="T123">esa naturaleza tendría que tener </text:span>una creatividad técnica de <text:span text:style-name="T111">una </text:span>magnitud <text:span text:style-name="T111">muchísimo mayor </text:span>que la que tiene el ser humano, <text:span text:style-name="T123">tendría que ser mucho mas inteligente, diseñadora y creativa</text:span>, <text:span text:style-name="T123">que el ser humano. El conjunto de procesos, entendidos desde un punto de vista informático, tendrían que ser los de una conciencia muy superior en conocimiento técnico que la del </text:span><text:soft-page-break/><text:span text:style-name="T123">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71"><text:span text:style-name="T124">Así, es de esperarse, que si la naturaleza posee dicha creatividad técnica tan superior a la del hombre, sea </text:span>posible comunicarse <text:span text:style-name="T111">con</text:span> <text:span text:style-name="T124">ella. Sin embargo esa no es la experiencia externamente comprobable que observamos. No hay dialogo fluido y externamente comprobable entre la naturaleza y el hombre. Si lo hay, no es comprobable por una tercera persona.</text:span></text:p>
      <text:p text:style-name="P63"><text:span text:style-name="T130">Tampoco</text:span> <text:span text:style-name="T130">observamos</text:span> procesos en <text:span text:style-name="T124">la naturaleza</text:span> que indiquen que ést<text:span text:style-name="T124">a</text:span> tiene creatividad técnica. Si así fuera tendríamos que observar todo tipo de maquinarias de diferentes tipos y funcionalidades, <text:span text:style-name="T112">no todas biológicas, sino algunas parecidas a las máquinas hechas por los humanos, algo así como los transformers,</text:span> <text:span text:style-name="T113">o como las de avatar, </text:span>cada vez mas complejas, apareciendo día a día. <text:span text:style-name="T112">Pero no. No las observamos en la naturaleza, solo en nuestra imaginación y en las películas que nosotros mismos hacemos. Es posible que existan, pero no los observamos.</text:span></text:p>
      <text:p text:style-name="P65"><text:span text:style-name="T131">Por el contrario, toda l</text:span>a evidencia apunta a que una creatividad técnica muy superior a la nuestra fue la que creó todas las plantas, los animales y a nosotros mismos<text:span text:style-name="T130">. Un creador.</text:span></text:p>
      <text:h text:style-name="Heading_20_2" text:outline-level="2"><text:span text:style-name="T95">Reproducción</text:span>.</text:h>
      <text:p text:style-name="P66"><text:span text:style-name="T125">Reproducción, en el caso que nos interesa de la creatividad técnica, se refiere a</text:span> la capacidad de repetir una y otra vez el mismo proceso, de <text:span text:style-name="T125">repetir </text:span>el mecanismo mediante el cual se fabricó un objeto, una máquina, una tecnología. <text:span text:style-name="T125">Esa capacidad es</text:span> la que nos da la confianza necesaria en el conjunto de razonamientos, modelos matemáticos, teorías científicas, <text:span text:style-name="T119">en esa información </text:span>que explica dicho proceso. <text:span text:style-name="T126">La confianza</text:span> de que efectivamente <text:span text:style-name="T126">esa información, esos programas,</text:span> <text:span text:style-name="T126">son</text:span> ciertos, son correct<text:span text:style-name="T126">os, que funcionan para fabricar la maquinaria deseada y que esta va a funcionar en la forma deseada</text:span>. </text:p>
      <text:p text:style-name="P67"><text:soft-page-break/>Si fabricamos miles de millones de celulares de manera casi automatizada, eso nos da confianza en que la <text:span text:style-name="T119">información</text:span> que explica el proceso de fabricación y del funcionamiento del celular, efectivamente funciona, <text:span text:style-name="T119">de que efectivamente dicha información es científica.</text:span></text:p>
      <text:p text:style-name="P67">Si me roban mi celular o me lo destruyen completamente, puedo obtener otro exactamente igual y si tengo copia de la información <text:span text:style-name="T127">que tenía en el celular</text:span>, puedo obtener otro celular que funciona exactamente igual <text:span text:style-name="T127">a</text:span>l que fue destruido.</text:p>
      <text:p text:style-name="P67">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20">de manera idéntica porque nosotros no diseñamos ni a la hormiga ni al perro</text:span>. <text:span text:style-name="T118">No tenemos la información necesaria. </text:span></text:p>
      <text:p text:style-name="P69">Lo máximo que hemos logrado es el equivalente a poner a correr el programa de copia, los llama<text:span text:style-name="T128">mos</text:span> clones, <text:span text:style-name="T129">porque el resultado es un animal con exactamente el mismo ADN</text:span>. Pero no entendemos el funcionamiento del programa. <text:span text:style-name="T129">Solo sabemos ponerlo en ejecución.</text:span></text:p>
      <text:p text:style-name="P42">Si <text:span text:style-name="T134">usted </text:span>pierd<text:span text:style-name="T134">e</text:span> un ojo en un accidente, no sabemos como reconstruir <text:span text:style-name="T134">su</text:span> ojo a partir de <text:span text:style-name="T134">su</text:span> ADN. O un riñón, o un pulmón. Sabemos que hay unas células madre. No sabemos como usar la información, los programas, que sabemos que tiene.</text:p>
      <text:p text:style-name="P68">Pero ese creador, que por lógica y evidencia tiene que existir, si es que nos vamos a llamar a nosotros mismos diseñadores, inteligentes y creativos, es si sabe como funciona el programita.</text:p>
      <text:p text:style-name="P68">Ese si podría, si le da la gana, reproducir a cualquiera de estas máquinas <text:span text:style-name="T132">biológicas </text:span>que el diseñ<text:span text:style-name="T121">ó</text:span>, en caso de ser destruida<text:span text:style-name="T121">s</text:span>, de la misma manera en que nosotros hacemos con un celular.</text:p>
      <text:p text:style-name="P68">Es mas, si se le da la gana, podría tomar <text:span text:style-name="T133">la información de respaldo, o copia de seguridad,</text:span> del software, y colocarla en una versión mas avanzada <text:span text:style-name="T133">del hardware, </text:span>de <text:span text:style-name="T133">ésta maquinaria biológica. Colocarla en </text:span>un cuerpo versión dos punto cero.</text:p>
      <text:p text:style-name="P68">La biblia <text:span text:style-name="T122">se refiere a este proceso como </text:span>resurrección en cuerpo glorioso.</text:p>
      <text:h text:style-name="Heading_20_1" text:outline-level="1"><text:soft-page-break/>Resurrección.</text:h>
      <text:h text:style-name="Heading_20_2" text:outline-level="2">Futuro.</text:h>
      <text:p text:style-name="Text_20_body">Hoy <text:span text:style-name="T135">día</text:span>, con <text:span text:style-name="T136">los avances en tecnología construida por el</text:span> ser humano, es <text:span text:style-name="T135">fácil</text:span> imaginar un futuro, <text:span text:style-name="T135">así</text:span> sea lejano, de digamos un <text:span text:style-name="T135">millón</text:span> de años, en el que sea posible sacar copias exactas de una maquina <text:span text:style-name="T136">biológica bastante compleja</text:span>: el <text:span text:style-name="T136">cuerpo </text:span>humano. Si en dicho futuro se puede obtener una copia de seguridad de la <text:span text:style-name="T135">posición</text:span> de cada <text:span text:style-name="T135">átomo</text:span> de un objeto cualquiera y reproducir dicho objeto, <text:span text:style-name="T140">¿</text:span>por qu<text:span text:style-name="T140">é</text:span> no con <text:span text:style-name="T136">el cuerpo</text:span> humano? </text:p>
      <text:p text:style-name="Text_20_body">La <text:span text:style-name="T135">impresión</text:span> tridimensional de <text:span text:style-name="T135">átomo</text:span> por <text:span text:style-name="T135">átomo</text:span> resultante <text:span text:style-name="T135">podría</text:span> recordar todo lo que la persona recordaba hasta el momento de la copia. <text:span text:style-name="T141">Despues</text:span>, al terminar la <text:span text:style-name="T135">impresión</text:span>, la persona impresa <text:span text:style-name="T135">podría</text:span> preguntarse: ¿Quien gano la partida de ruleta rusa que <text:span text:style-name="T135">estábamos</text:span> jugando?</text:p>
      <text:p text:style-name="Text_20_body">Y desde ya se puede imaginar un futuro en <text:span text:style-name="T142">el </text:span>que se evite el envejecimiento de la persona logrando que durante la mitosis de las <text:span text:style-name="T135">células</text:span> del organismo no se <text:span text:style-name="T135">reduzca</text:span> el numero de telomeros de su cromosoma, ese contador de copias que determina el <text:span text:style-name="T135">máximo</text:span> número de copias que puede hacerse de un<text:span text:style-name="T135">a</text:span> <text:span text:style-name="T135">célula</text:span> dada.</text:p>
      <text:p text:style-name="Text_20_body"><text:span text:style-name="T135">Tecnologías</text:span> como la clonacion, la <text:span text:style-name="T135">regeneración</text:span> celular, la impresión <text:span text:style-name="T135">tridimensional</text:span> y la <text:span text:style-name="T135">computación</text:span>, permiten imaginar un futuro en que el hombre con <text:span text:style-name="T135">tecnología</text:span> creada por el mismo, podría simular una vida eterna y una <text:span text:style-name="T135">resurrección. Ya hay varias películas que tratan el tema.</text:span></text:p>
      <text:p text:style-name="Text_20_body">Pero si esta es la vida eterna y la <text:span text:style-name="T135">resurrección</text:span> que puede imaginar un hombre del año 202<text:span text:style-name="T137">1</text:span>, contados a partir del año aproximado en que <text:span text:style-name="T135">nació</text:span> el Rey de Reyes, el Meshiakh de YHWH ; <text:span text:style-name="T137">¿</text:span>Como será la vida eterna y la <text:span text:style-name="T135">resurrección</text:span> que imaginó <text:span text:style-name="T143">la persona que </text:span>diseño y creo <text:span text:style-name="T137">é</text:span>ste cerebro que puede imaginar y crear cosas a imagen y semejanza de su creador? </text:p>
      <text:p text:style-name="P74"><text:span text:style-name="T138">¿</text:span>Como <text:span text:style-name="T138">serán</text:span> esas cosas que ojo no vio y <text:span text:style-name="T138">oído</text:span> no <text:span text:style-name="T138">oyó</text:span> a las que se refiere Pablo en el segundo capitulo de la 1ra carta a los Corintios?, <text:span text:style-name="T139">¿</text:span>Y que fueron preparadas desde antes de la <text:span text:style-name="T139">creación</text:span> del cielo y de la tierra <text:span text:style-name="T139">según</text:span> el 1er cap<text:span text:style-name="T139">it</text:span>ulo de la carta a los Efesios?</text:p>
      <text:p text:style-name="P79">Veamos que dice la biblia.</text:p>
      <text:h text:style-name="Heading_20_2" text:outline-level="2">Física.</text:h>
      <text:p text:style-name="P101">La resurrección descrita en la biblia es física.</text:p>
      <text:p text:style-name="P81"><text:soft-page-break/>Yeshua, según Lucas 24, después de haber sido resucitado, se aparece en medio de sus apóstoles y les dice: ”miren mis manos y mis pies soy yo mismo, <text:span text:style-name="T147">tóquenme</text:span> y vean. Un Espíritu no tiene carne ni huesos como ustedes ven que tengo yo”. Y en ese momento acept<text:span text:style-name="T148">ó</text:span> y comió pescado delante de ellos. A Tomás en Juan 20 le dice: “mete aquí tu dedo y mira mis manos y trae tu mano y metela en mi costado, no seas incrédulo, cree”. Y Tomás se arrodilla y le dice: ”Mi Señor y mi <text:span text:style-name="T147">Dios</text:span>”. La Biblia nos habla de una <text:span text:style-name="T147">resurrección</text:span> física, tiene cuerpo, se puede tocar, <text:span text:style-name="T149">puede comer, la persona que resucita, no es algo abstracto, no es un espíritu, es algo físico y tiene carne y huesos.</text:span></text:p>
      <text:p text:style-name="P82">También nos habla de una <text:span text:style-name="T147">resurrección</text:span> que tiene memoria, ellos lo reconocen como la misma persona que fue crucificada, que murió y que fue enterrada, <text:span text:style-name="T150">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3">Así que si yo veo y hablo con los muertos pero no los puedo tocar <text:span text:style-name="T151">y</text:span> ellos no pueden comer pescado, si no es algo físico, sino puramente espiritual, como el muerto que ve el rey Saúl por medio de una bruja en el primer libro de Samuel, lo más probable es que esté hablando con <text:span text:style-name="T152">un espíritu que será cualquier cosa menos Santo,</text:span> <text:span text:style-name="T153">de esos </text:span>que se hacen pasar por muertos, y no simplemente un problema mental. El levantar de entre los muertos que anuncia nuestro Señor es físico.</text:p>
      <text:h text:style-name="Heading_20_2" text:outline-level="2">No pueden morir.</text:h>
      <text:p text:style-name="P83">Ademas, <text:span text:style-name="T169">la resurrección descrita en la biblia</text:span> es una <text:span text:style-name="T147">resurrección</text:span> que es para no morir porque ya no puede morir. Yeshua le dice a unos saduceos, en Lucas 20, que: “los resucitados ya no pueden morir, pues serán como los ángeles, y serán hijos de <text:span text:style-name="T147">Dios</text:span>, por haber sido levantados”, es una <text:span text:style-name="T147">resurrección</text:span> que es para siempre. Esa es la <text:span text:style-name="T147">resurrección</text:span> de la que habla nuestro Señor.</text:p>
      <text:p text:style-name="P84">Pablo, en 1 corintios 15, explica que “lo que se entierra es corruptible, lo que resucita es incorruptible”, ya no puede morir. Mas adelante también en 1 corintios 15, dice que: “así como nos parecemos al hombre hecho de tierra, así también nos pareceremos a <text:span text:style-name="T154">aquel</text:span> que es del Cielo”. <text:span text:style-name="T155">Es decir en cuerpos parecidos a los de los ángeles, o al de nuestro señor después de ser resucitado. En Filipenses 3, Pablo explica que Jesucristo “cambiará nuestro cuerpo miserable para que sea como su propio cuerpo glorioso. Y lo hará por </text:span><text:soft-page-break/><text:span text:style-name="T155">medio del poder que tiene para dominar todas las cosas”. Un cuerpo que ya no puede morir. Uno como el de El mismo.</text:span></text:p>
      <text:p text:style-name="P100">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p>
      <text:p text:style-name="P85">Así que si yo muero, me reviven, reescribo la divina comedia y luego me vuelvo a morir, como probablemente le pasó al hijo de la viuda cuando Elías lo revive, o al muerto que cuando lo van a enterrar <text:span text:style-name="T156">alcanza a </text:span>toca<text:span text:style-name="T156">r</text:span> los huesos de Eliseo, el sucesor de Elías, <text:span text:style-name="T156">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6">Claro, la pregunta obvia es: Bueno, y si está vivo, ¿Donde está? </text:p>
      <text:p text:style-name="P86">Yo no lo he visto. ¿Donde está Yeshua?</text:p>
      <text:p text:style-name="P86">¿Donde está ese cuerpo al que Tomás le metió el dedo, comió pescado con ellos, habló con ellos e interactuó de la misma manera que lo había hecho antes de morir?</text:p>
      <text:p text:style-name="P87">Y la respuesta nos la da la Biblia en el primer capítulo de Hechos de Los Apóstoles: Está en el cielo. O mejor dicho en el “shamaim”, <text:span text:style-name="T157">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88">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text:soft-page-break/>con las heridas en los pies y manos, con todo su poder y gloria, nos anuncia el mismo Yeshua, en Mateo 24. Vendrá y reinará por mil años desde Israel.</text:p>
      <text:h text:style-name="Heading_20_2" text:outline-level="2">Para todos.</text:h>
      <text:p text:style-name="P89">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90">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2" text:outline-level="2">No ha sucedido.</text:h>
      <text:p text:style-name="P91">La <text:span text:style-name="T158">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92">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93"><text:soft-page-break/>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2" text:outline-level="2"><text:span text:style-name="T167">Una</text:span> tierra nueva.</text:h>
      <text:p text:style-name="P94">Otra pregunta que nos responde la Biblia acerca de <text:span text:style-name="T170">esta supuesta </text:span>resurrección es: ¿Donde van a estar esos 20 mil a 30 mil millones de personas que resucitarían?</text:p>
      <text:p text:style-name="P95">¿En el cielo?</text:p>
      <text:p text:style-name="P95">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159">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96">Juan dice oír una <text:span text:style-name="T160">fuerte </text:span>voz que <text:span text:style-name="T160">viene</text:span> del <text:span text:style-name="T160">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97">No es en el cielo. Es en una tierra nueva con un cielo nuevo. No es que los resucitados suban al cielo, sino que Dios baja a una tierra nueva a vivir entre los hombres.</text:p>
      <text:h text:style-name="Heading_20_2" text:outline-level="2">Base de la Fé.</text:h>
      <text:p text:style-name="P98">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61">Y por la gracia de YHWH para otros que ya creemos en la resurrección de la que habla la Biblia, el proceso de entrar al Reino de Dios, al Reino de los Cielos, ya comenzó.</text:span></text:p>
      <text:p text:style-name="P80"><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0">Ese Reino de los Cielos ya está entre ustedes.</text:p>
      <text:h text:style-name="Heading_20_2" text:outline-level="2">Posible.</text:h>
      <text:p text:style-name="P99">La respuesta a la pregunta ¿Es posible la resurrección descrita en la biblia? es obvia si solo tenemos en cuenta estos aspectos fundamentales: <text:span text:style-name="T16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9">Yeshua, segun Marcos capitulo 12, nos dice que seremos como los ángeles del cielo, y estos, según Primera de Crónicas capitulo 21, pueden flotar entre el cielo y la tierra. Similar a como el mismo Yeshua se elevo hacia el cielo, <text:span text:style-name="T163">después</text:span> de resucitado, <text:span text:style-name="T163">según</text:span> Hechos capitulo primero.</text:p>
      <text:p text:style-name="P99">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99">También pueden hacerse invisibles a unos ojos y al mismo tiempo visibles a otros ojos como le sucedió a Balaam y a su burro en Números 22 o como le sucedió a Eliseo y su criado en Segunda de Reyes 6.</text:p>
      <text:p text:style-name="P99">Y según <text:span text:style-name="T165">la </text:span>Primera <text:span text:style-name="T165">carta a los </text:span>Corintios 6, <text:span text:style-name="T164">el cuerpo de un resucitado </text:span>no necesitar<text:span text:style-name="T164">á</text:span> comer para mantenerse funcionando. <text:span text:style-name="T166">Aparentemente será algo opcional, porque nuestro señor comió pescado asado después de resucitado. Algo muy conveniente que dejaría bastante espacio libre para todos esos resucitados en esa tierra nueva con cielo nuevo.</text:span></text:p>
      <text:p text:style-name="P9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oft-page-break/>resurrección porque la biblia asegura que "no hay nada escondido que no llegue a descubrirse, ni nada secreto que no llegue a conocerse y ponerse en claro."</text:p>
      <text:p text:style-name="P99">Tal vez es por esto que Nuestro Señor Yeshua, según Juan 6, asegura que "nadie puede venir a mi si el padre que esta en el cielo no lo arrastra primero".</text:p>
      <text:p text:style-name="P99">Luego si la biblia es cierta, nadie, absolutamente nadie, después de resucitado, podrá responder "NO" a la pregunta:</text:p>
      <text:p text:style-name="P99">¿Es posible la resurrección descrita en la biblia?</text:p>
      <text:h text:style-name="Heading_20_1" text:outline-level="1">La tela.</text:h>
      <text:p text:style-name="Text_20_body">A la imagen que se encuentra en el pedazo de tela conocido como <text:span text:style-name="T194">El </text:span>Manto de Turin le han hecho estudios <text:span text:style-name="T191">técnicos</text:span> de espectroscopia, termografia y <text:span text:style-name="T191">fotografía</text:span> <text:span text:style-name="T191">infrarroja</text:span>, <text:span text:style-name="T191">fotografía</text:span> ultra-violeta, espectroscopia <text:span text:style-name="T191">fluorescente</text:span>, <text:span text:style-name="T191">radiografiá</text:span> de rayos-x, <text:span text:style-name="T191">fotografía</text:span> de luz transmitida y de luz reflejada, microscopia <text:span text:style-name="T191">óptica</text:span> y de <text:span text:style-name="T191">resolución</text:span> <text:span text:style-name="T191">atómica</text:span> con microscopios <text:span text:style-name="T191">electrónicos</text:span> y microscopios de escaneo de rayos-x, carbono-14, estudios <text:span text:style-name="T191">biológicos</text:span> de polen, de sangre, estudios criminalisticos, forenses, <text:span text:style-name="T191">artísticos</text:span>, culturales y muchos otros. En resumen es el pedazo de tela mas estudiado con todas las <text:span text:style-name="T191">técnicas</text:span> y <text:span text:style-name="T191">tecnologías</text:span> conocidas por el hombre y se ha encontrado que presenta algunas <text:span text:style-name="T191">características</text:span> que la hacen diferente a cualquier otra imagen conocida por el hombre.</text:p>
      <text:h text:style-name="Heading_20_2" text:outline-level="2">Un negativo.</text:h>
      <text:p text:style-name="Text_20_body">La imagen del cuerpo en el manto de Turín es la <text:span text:style-name="T191">única</text:span> imagen de colores invertidos o "negativo <text:span text:style-name="T191">fotográfico</text:span>" anterior a 1800 conocida por el hombre. Esto solo fue evidente hasta que se invento la <text:span text:style-name="T191">fotografía</text:span> en 1800 y años <text:span text:style-name="T191">después</text:span> Secondo Pia le toma una <text:span text:style-name="T191">fotografía</text:span> en 1898. Al observar el negativo de la <text:span text:style-name="T191">fotografía</text:span> se observo el positivo de la imagen en el manto. Hay registro <text:span text:style-name="T191">histórico</text:span> del manto de Turin desde 1357 cuando fue expuesto en Lirey Francia. Si la <text:span text:style-name="T191">fotografía</text:span> se invento en 1800 y no existe ninguna imagen negativa de persona, animal o cosa, anterior a 1800, con <text:span text:style-name="T191">excepción</text:span> del Manto de Turin y sus copias <text:span text:style-name="T191">artísticas</text:span>, ¿Quien hizo el manto de Turin?</text:p>
      <text:h text:style-name="Heading_20_2" text:outline-level="2">Realismo <text:span text:style-name="T191">fotográfico.</text:span></text:h>
      <text:p text:style-name="Text_20_body">El grado de detalle en las proporciones <text:span text:style-name="T191">anatómicas</text:span> de la figura humana del manto es de realismo <text:span text:style-name="T191">fotográfico</text:span> y la cantidad de <text:span text:style-name="T191">información</text:span> por <text:span text:style-name="T191">área</text:span> de la imagen en el manto es superior a cualquier <text:span text:style-name="T191">fotografía</text:span> hecha con un celular moderno de 15 megapixels. <text:span text:style-name="T191">Así</text:span>, el manto presenta <text:span text:style-name="T191">características</text:span> y calidad <text:span text:style-name="T191">fotográficas</text:span> pero no es una <text:span text:style-name="T191">fotografía.</text:span> No existe <text:soft-page-break/>ninguna imagen previa a la invension de la <text:span text:style-name="T191">fotografía</text:span> con este nivel de realismo y detalle. <text:span text:style-name="T191">Así</text:span> que ¿Quien hizo el manto de Turin?</text:p>
      <text:h text:style-name="Heading_20_2" text:outline-level="2">Microfibras oxidadas.</text:h>
      <text:p text:style-name="Text_20_body">El material del manto donde se <text:span text:style-name="T191">encuentra</text:span> la imagen del cuerpo es de lino. Uno de los principales <text:span text:style-name="T19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91">pequeñísimas</text:span> deshidrataciones, oxidaciones o "envejecimientos" de la celulosa superficial que compone las microfibras del manto, las que forman la imagen del cuerpo en el manto. <text:span text:style-name="T19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91">láser</text:span> se hubieran modificado, quemado, las microfibras, envejeciendo partes nanometricas de cada microfibra, quemando la superficie de cada microfibra. Las <text:span text:style-name="T192">modificaciones</text:span> no tienen direccionalidad <text:span text:style-name="T191">así</text:span> que cada <text:span text:style-name="T191">modificación</text:span> es independiente la una de la otra. La imagen es muy superficial y parte constitutiva de las microfibras del los hilos que forman el manto. Es por esto que la imagen no se ha movido, desplazado o <text:span text:style-name="T191">distorsionado</text:span> ni por el fuego ni por el agua a que ha sido expuesto el manto. Es por esto <text:span text:style-name="T191">también</text:span> que a medida que el manto ha envejecido la imagen a perdido contraste, pero no <text:span text:style-name="T191">información</text:span> sobre la imagen del cuerpo. No existe ninguna imagen de <text:span text:style-name="T191">persona</text:span>, animal o cosa, anterior al año 1978, aparte del manto de Turin, con esta <text:span text:style-name="T191">característica.</text:span> Y <text:span text:style-name="T191">después</text:span> de 1978 solo algunos intentos de reproducir una imagen como la del manto alegan presentar dicha <text:span text:style-name="T192">característica.</text:span> No existe ni ha existido una imagen hecha por el hombre que presente esta <text:span text:style-name="T192">característica.</text:span> Ni siquiera se sabia que el manto presentaba esta <text:span text:style-name="T192">característica</text:span> antes de 1978. Asi que ¿Quien hizo el manto de Turin?</text:p>
      <text:h text:style-name="Heading_20_2" text:outline-level="2">Información de profundidad.</text:h>
      <text:p text:style-name="Text_20_body">Al hacer el <text:span text:style-name="T192">análisis</text:span> de la imagen del cuerpo en el manto de Turin se observa una <text:span text:style-name="T192">correlación</text:span> entre densidad de imagen y distancia del cuerpo a la tela. A mayor distancia, la imagen es mas clara, y a menor distancia a la tela, la imagen es mas oscura. Esto permite crear <text:span text:style-name="T192">imágenes</text:span> por computador que tienen <text:span text:style-name="T192">características</text:span> tridimensionales. <text:span text:style-name="T192">Así</text:span>, el manto presenta <text:span text:style-name="T192">características</text:span> holograficas pero no es un holograma. El nivel de <text:soft-page-break/>detalle en las <text:span text:style-name="T192">características</text:span> oseas de la imagen es comparable en algunas partes a una <text:span text:style-name="T192">radiografía.</text:span> <text:span text:style-name="T192">Así</text:span>, el manto <text:span text:style-name="T192">también</text:span> presenta <text:span text:style-name="T192">características</text:span> <text:span text:style-name="T192">radiográficas</text:span> pero no es una <text:span text:style-name="T192">radiografía.</text:span> No existe ninguna imagen de <text:span text:style-name="T192">persona</text:span>, animal o cosa, anterior al año 1978, aparte del manto de Turin, con esta <text:span text:style-name="T192">característica.</text:span> Y <text:span text:style-name="T192">después</text:span> de 1978 solo algunos intentos de reproducir una imagen como la del manto alegan presentar dicha <text:span text:style-name="T192">característica.</text:span> Ninguna <text:span text:style-name="T192">fotografía</text:span> tomada con un celular, ni antes ni <text:span text:style-name="T192">después</text:span> de 1978 presenta esta <text:span text:style-name="T192">característica.</text:span> Ni siquiera se sabia que el manto presentaba esta <text:span text:style-name="T192">característica</text:span> antes de 1978. <text:span text:style-name="T192">Así</text:span> que ¿Quien hizo el manto de Turin?</text:p>
      <text:h text:style-name="Heading_20_2" text:outline-level="2">Luz ultra-violeta.</text:h>
      <text:p text:style-name="Text_20_body">La <text:span text:style-name="T192">separación</text:span> de la sangre en fase serosa de la sangre en fase corpuscular solo se da en el momento de la muerte. El suero <text:span text:style-name="T192">sanguíneo</text:span> y otras sustancias de la sangre humana son invisibles al ojo humano pero visibles bajo luz ultra-violenta, estas <text:span text:style-name="T193">técnicas</text:span> se usan en la <text:span text:style-name="T193">investigación</text:span> moderna de <text:span text:style-name="T193">crímenes.</text:span> El manto presenta este tipo de <text:span text:style-name="T193">separación</text:span> en la herida del costado. Si este tipo de evidencia solo fue perceptible hasta la invension de las <text:span text:style-name="T193">técnicas</text:span> forenses modernas con luz ultra-violeta y el manto es anterior a 1900, quien antes de 1900 tuvo el cuidado de separar las dos fases en la mancha de sangre del costado y <text:span text:style-name="T193">así</text:span> diferenciarla de las otras heridas ante-mortem en un <text:span text:style-name="T193">análisis</text:span> forense que solo fue posible hasta el siglo 20? ¿Quien hizo el manto de Turin?</text:p>
      <text:h text:style-name="Heading_20_2" text:outline-level="2">Bilirrubina.</text:h>
      <text:p text:style-name="Text_20_body">En casos de muerte violenta la <text:span text:style-name="T193">producción</text:span> de hemoglobina es muy alta, cuando esta se descompone uno de los productos <text:s/>es la bilirrubina. La sangre del manto se mantiene roja debido a los a<text:span text:style-name="T193">l</text:span>tos indices de bilirrubina en la sangre. Esta <text:span text:style-name="T193">información</text:span> forense solo fue conocida hasta siglo 20, <text:span text:style-name="T193">así</text:span> que el cuerpo que <text:span text:style-name="T193">estuvo</text:span> en contacto con el manto de Turin <text:span text:style-name="T193">sufrió</text:span> una muerte violenta, porque nadie antes del siglo 20 <text:span text:style-name="T193">podría</text:span> falsear un detalle que no sabia que <text:span text:style-name="T193">debía</text:span> falsear: que la sangre por muerte violenta presenta altos indices de bilirrubina. <text:span text:style-name="T193">Así</text:span> que ¿Quien hizo el manto de Turin?</text:p>
      <text:h text:style-name="Heading_20_2" text:outline-level="2">Detalles forenses.</text:h>
      <text:p text:style-name="Text_20_body">Existen <text:span text:style-name="T193">múltiples</text:span> detalles forenses que <text:span text:style-name="T193">están</text:span> presentes en el manto de Turin y que son consistentes con la ciencia forense moderna y una muerte por <text:span text:style-name="T193">crucifixión</text:span> tal como esta descrita en los evangelios: la <text:span text:style-name="T193">inflamación</text:span> del vientre, el dedo pulgar recogido, los altos indices de bilirrubina en la sangre, la <text:span text:style-name="T193">separación</text:span> de fases hematicas en heridas post mortem, las pequeñas hemorragias <text:span text:style-name="T193">subcutáneas</text:span> o hematohidrosis, la <text:span text:style-name="T193">posición</text:span> corporal con rigor mortis, los hilos de sangre en cara y brazos coherentes con una <text:span text:style-name="T193">crucifixión</text:span>, la <text:soft-page-break/>herida al costado, las heridas de pies y manos de una <text:span text:style-name="T193">crucifixión</text:span> romana, las heridas en la cabeza consistentes con un casco de espinas exclusiva de la <text:span text:style-name="T193">ejecución</text:span> de cristo, las heridas en todo el cuerpo consistentes con latigazos con flagrum romano, el hombro dislocado, la <text:span text:style-name="T193">porción</text:span> de barba arrancada, los hematomas en la cara, los varios tipos de polen de la zona de <text:span text:style-name="T193">Jerusalén</text:span> en tiempos de primavera consistentes con el casco de espinas, las flores, los aceites y <text:span text:style-name="T193">ungüentos</text:span> de un entierro de un <text:span text:style-name="T193">Judío</text:span> adinerado como Jose de Arimatea, y muchas otras. Es decir que el manto presenta toda la evidencia de alguien que <text:span text:style-name="T193">murió</text:span> tal cual como <text:span text:style-name="T193">murió</text:span> el Jesucristo de los evangelios. No existe <text:span text:style-name="T193">ningún</text:span> otro pedazo de tela en toda la historia de la humanidad, aparte del manto de Turin, con toda la evidencia forense y de criminalistica que sea consistente con la muerte de <text:span text:style-name="T193">Jesús</text:span> descrita en el evangelio, incluso si parte de esta evidencia fuera completamente invalida o inaceptable. <text:span text:style-name="T193">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203">¿Ese que tiene suficiente creatividad técnica para reconstruir un ser humano por haber sido el que lo creó?</text:span></text:p>
      <text:h text:style-name="Heading_20_1" text:outline-level="1"><text:soft-page-break/>Pasado.</text:h>
      <text:h text:style-name="P186" text:outline-level="2">Historia.</text:h>
      <text:p text:style-name="P112">Para determinar el pasado el ser humano ha desarrollado un método. Es similar al de los sistemas Judiciales. Para cada evento se estudian las fuentes <text:span text:style-name="T199">históricas</text:span>, <text:span text:style-name="T199">sean físicas o narrativas, </text:span>se determina el quien, cuando, como, donde, por qué de la fuente. Se <text:span text:style-name="T198">evaluá</text:span> la <text:span text:style-name="T197">credibilidad </text:span>de la fuente y luego se cruzan las fuentes <text:span text:style-name="T200">históricas</text:span> para tratar de establecer las coincidencias, <text:span text:style-name="T200">analizar las fuentes y tratar de establecer la mejor explicación del pasado.</text:span></text:p>
      <text:p text:style-name="P114"><text:span text:style-name="T195">Las fuentes del pasado reciente se han hecho un poco mas creíbles con la posibilidad del hombre de grabar audio y video y divulgarlo fácilmente usando Internet. Y desde el siglo 15 con la invención de la imprenta</text:span> <text:span text:style-name="T196">la divulgación del medio escrito ha sido mucho más fácil.</text:span></text:p>
      <text:p text:style-name="P113">Así, el método para determinar el pasado se ha beneficiado de la creatividad técnica del hombre, <text:span text:style-name="T199">pero esto solo afecta la capacidad de determinar el pasado reciente. Las fuentes para el pasado anterior al siglo 15 son más escasas.</text:span></text:p>
      <text:h text:style-name="P186" text:outline-level="2">Coincidencias.</text:h>
      <text:p text:style-name="P115">Cuando se desea buscar información en Internet la persona escoge un conjunto de palabras que sean lo mas específicas de la información que está buscando. Si yo busco <text:span text:style-name="T183">solo </text:span>por “<text:span text:style-name="T183">Jose</text:span>” <text:span text:style-name="T18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16">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7">Es el poder de las coincidencias. <text:span text:style-name="T184">A pesar de la inmensa cantidad de información que hay en Internet, es posible encontrar una página especifica con tan solo unas tres o cuatro palabras que sean obligatorias y exclusivas de dicha página.</text:span></text:p>
      <text:p text:style-name="P118">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85">Cuando las coincidencias son demasiadas en un sentido u otro es fácil tomar una decisión. </text:span></text:p>
      <text:p text:style-name="P119">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20">De manera similar a como en un sistema judicial se busca establecer la veracidad de un evento pasado, los historiadores tienen un método que se apoya en coincidencias para establecer si un evento sucedió o no.</text:p>
      <text:p text:style-name="P121">En los anteriores ejemplos, el de páginas en Internet, el de eventos judiciales o históricos, es muy importante tener en cuenta que los eventos fueron generados por seres humanos, por seres inteligentes con capacidad de decisión, con voluntad. Personas escribieron esas páginas en Internet, personas hicieron o no los eventos del pasado. Este tipo de aproximación a lo “probable” a lo “posible” es muy diferente a cuando se asume que los eventos fueron generados por el azar. </text:p>
      <text:p text:style-name="P121">El azar no tiene ni inteligencia, <text:span text:style-name="T186">ni capacidad de decisión,</text:span> ni voluntad, <text:span text:style-name="T186">ni intención. El azar no miente, no engaña, no tiene intereses personales, o necesidades, o deseos personales.</text:span></text:p>
      <text:p text:style-name="P111">En el caso <text:span text:style-name="T190">de la historia</text:span>, es justamente esa suma de coincidencias y su análisis lógico el que nos va permitiendo decidir hacia donde se inclina la balanza de lo posible. Decidir lo que voy a creer respecto a ese posible <text:span text:style-name="T189">y creíble </text:span>pasado.</text:p>
      <text:p text:style-name="P122">Otra razón mas para afirmar que <text:span text:style-name="T188">como no</text:span> podamos viajar al pasado, o ver, <text:span text:style-name="T188">o escuchar </text:span>el pasado, es imposible tener certeza de dicho pasado. Incluso <text:span text:style-name="T187">nuestro</text:span> propio pasado puede no ser exactamente como lo recordamos.</text:p>
      <text:p text:style-name="P111"><text:span text:style-name="T201">A pesar de que las fuentes del pasado reciente son más creíbles que las del pasado lejano, s</text:span>olo podemos creer el pasado.</text:p>
      <text:h text:style-name="P187" text:outline-level="2"><text:span text:style-name="T171">Suponiendo</text:span>.</text:h>
      <text:p text:style-name="P102"><text:span text:style-name="T172">El señor Alegre</text:span> <text:span text:style-name="T173">tiene una familia numerosa y varios animalitos.</text:span></text:p>
      <text:p text:style-name="P102"><text:span text:style-name="T172">El señor Alegre</text:span> entra al baño y encuentra que la llave del lavamanos est<text:span text:style-name="T174">á goteando</text:span>, el <text:span text:style-name="T175">desagüe esta bloqueado y el lavamanos se esta llenando.</text:span></text:p>
      <text:p text:style-name="P103"><text:soft-page-break/><text:span text:style-name="T172">El señor Alegre </text:span>cuenta con un instrumento de alta tecnología que le permite saber cuanta agua hay en un recipiente con solo apuntar al recipiente. Y puede tomar la medida cada microsegundo.</text:p>
      <text:p text:style-name="P104">El señor Alegre desea saber hace cuanto tiempo <text:span text:style-name="T173">lleva</text:span> goteando <text:span text:style-name="T173">la llave de su lavamanos </text:span>y razona <text:span text:style-name="T173">de la siguiente manera</text:span>:</text:p>
      <text:p text:style-name="P104">Suponiendo que el lavamanos estaba vacío cuando se cerro la llave.</text:p>
      <text:p text:style-name="P104">Suponiendo que nadie ha echado agua al lavamanos.</text:p>
      <text:p text:style-name="P104">Suponiendo que desde que se cerro la llave no se ha desbloqueado el desagüe.</text:p>
      <text:p text:style-name="P104">Suponiendo que nadie ha manipulado la llave para abrirla o cerrarla mas de lo que está en este momento.</text:p>
      <text:p text:style-name="P104">Entonces con mi instrumento de la mas alta tecnología puedo medir a que velocidad se esta llenando el lavamanos porque en un segundo alcanzo a medir un millón de veces la cantidad de agua en mi lavamanos y luego puedo calcular el tiempo que lleva <text:span text:style-name="T173">goteando la llave</text:span>.</text:p>
      <text:p text:style-name="P105">Cualquier persona puede observar que el problema del señor Alegre no esta en su instrumento de alta tecnología, ni en la ciencia que se usó para construir el instrumento. </text:p>
      <text:p text:style-name="P105">El problema esta en las suposiciones.</text:p>
      <text:p text:style-name="P105">Nada le garantiza que <text:span text:style-name="T176">uno de sus</text:span> hijo<text:span text:style-name="T176">s</text:span> no le hecho agua al lavamanos, o que <text:span text:style-name="T176">dos de ellos </text:span>estaba<text:span text:style-name="T176">n</text:span> jugando al barquito de papel, o que el gato abrió un poco la llave cuando la tocó al pasar y que ninguna de sus suposiciones se cumple.</text:p>
      <text:p text:style-name="P106">Este y otros problemas tiene algunos procedimientos aceptados como científicos pero que en realidad son pseudo – científicos. </text:p>
      <text:p text:style-name="P106">Mas adelante me referiré con más detalle al criterio de creatividad técnica para distinguir entre lo que sí es ciencia y lo que no <text:span text:style-name="T177">es ciencia</text:span>.</text:p>
      <text:p text:style-name="P107"><text:span text:style-name="T178">Por el momento doy este ejemplo para hacer evidente que la llamada </text:span>datación radiométrica, <text:span text:style-name="T178">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7">Para cualquier <text:span text:style-name="T178">supuesta </text:span>datación radiométrica se parte de las siguientes suposiciones:</text:p>
      <text:p text:style-name="P107">Suponiendo que se conocen las condiciones iniciales.</text:p>
      <text:p text:style-name="P107"><text:soft-page-break/>Suponiendo que no hay efectos externos que alteren las condiciones de los elementos <text:span text:style-name="T179">químico </text:span>medidos.</text:p>
      <text:p text:style-name="P107">Suponiendo que la velocidad de cambio de los elementos <text:span text:style-name="T179">químicos </text:span>medidos se ha mantenido.</text:p>
      <text:p text:style-name="P108">Entonces puedo calcular cuando <text:span text:style-name="T177">ser formaron dichas rocas u objetos que contienen dichos </text:span>elemento<text:span text:style-name="T180">s</text:span> <text:span text:style-name="T177">radioáctivos</text:span>.</text:p>
      <text:p text:style-name="P110">La ignorancia de la mayoría permite que se considere como evidencia una datación radiométrica. No es el único caso pero es el único que necesito desactivar por el momento para continuar mi presentación.</text:p>
      <text:p text:style-name="P109"><text:span text:style-name="T182">Manteniendo la segunda suposición, que ya es mucho decir, l</text:span>a única medición útil para <text:span text:style-name="T181">calcular algún tiempo</text:span> <text:span text:style-name="T181">de vida </text:span>de un elemento radioactivo es la vida media y solo sirve para determinar cual es la máxima cantidad de tiempo antes de que <text:span text:style-name="T181">los átomos, o isotopos, de </text:span>dicho elemento <text:span text:style-name="T18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23">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124">Solo podemos creer el pasado, y la datación por elementos radiactivos no ayuda en nada porque supone demasiadas cosas. <text:span text:style-name="T202">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25">Una de las principales fuentes históricas son las fuentes de tipo narrativo. El ser humano decide escribir textos que narren lo que esta ocurriendo o lo que cree que ha ocurrido para que quede un registro de ello.</text:p>
      <text:p text:style-name="P125">Entre dichos textos <text:span text:style-name="T205">que pretenden registrar la historia </text:span>hay unos bastante antiguos: </text:p>
      <text:p text:style-name="P125"><text:soft-page-break/>Heródoto, vivió en el 400 antes de Cristo. Las 8 copias mas antiguas que tenemos de sus escritos son del 900 después de Cristo, unos <text:span text:style-name="T205">1300 años después de que las escribió.</text:span></text:p>
      <text:p text:style-name="P126">Tucidides, vivió también en el 400 antes de Cristo. Las 8 copias más antiguas que tenemos de sus escritos son también del 900 después de Cristo, también <text:span text:style-name="T204">unos </text:span>1300 años después de que las escribió.</text:p>
      <text:p text:style-name="P127">Cesar, vivió en el 50 antes de Cristo. <text:span text:style-name="T205">Las </text:span>10<text:span text:style-name="T205"> copias más antiguas que tenemos de sus escritos son también del 900 después de Cristo, unos </text:span>950<text:span text:style-name="T205"> años después de que las escribió.</text:span></text:p>
      <text:p text:style-name="P127">Livio, vivio en el 1 antes de Cristo. Las 19 copias completas más <text:span text:style-name="T205">antiguas que tenemos de sus escritos son </text:span>de<text:span text:style-name="T205"> unos </text:span>1000<text:span text:style-name="T205"> años después de que las escribió.</text:span></text:p>
      <text:p text:style-name="P127">Tácito, Las 20 copias más <text:span text:style-name="T205">antiguas que tenemos de sus escritos son </text:span>de<text:span text:style-name="T205"> unos </text:span>1000<text:span text:style-name="T205"> años después de que las escribió.</text:span></text:p>
      <text:p text:style-name="P127">Tácito, Las 20 copias más <text:span text:style-name="T205">antiguas que tenemos de sus escritos son </text:span>de<text:span text:style-name="T205"> unos </text:span>1000<text:span text:style-name="T205"> años después de que las escribió.</text:span></text:p>
      <text:p text:style-name="P128">Suetonio. Las <text:span text:style-name="T207">8</text:span> copias más <text:span text:style-name="T205">antiguas que tenemos de sus escritos son </text:span>de<text:span text:style-name="T205"> unos 8</text:span>00<text:span text:style-name="T205"> años después de que las escribió.</text:span></text:p>
      <text:p text:style-name="P129"><text:span text:style-name="T208">Plinio el Joven</text:span>. Las <text:span text:style-name="T208">7</text:span> copias más <text:span text:style-name="T205">antiguas que tenemos de sus escritos son </text:span>de<text:span text:style-name="T205"> unos 7</text:span>00<text:span text:style-name="T205"> años después de que las escribió.</text:span></text:p>
      <text:p text:style-name="P130">Flavio Josefo. <text:span text:style-name="T206">Las </text:span>pocas<text:span text:style-name="T206"> copias incompletas más antiguas que tenemos de sus escritos son de unos </text:span>1000<text:span text:style-name="T206"> años después de que las escribió.</text:span></text:p>
      <text:p text:style-name="P131">Solo hay un conjunto de narraciones, que estén escritos con el objetivo de registrar eventos ciertos, que sobresale sobre todos las otras narraciones jamas escritas por el hombre: las que encontramos en nuevo testamento.</text:p>
      <text:p text:style-name="P132">Del nuevo testamento se tienen <text:span text:style-name="T209">cerca de 6000 manuscritos de 100 años a 150 años después de escritos. Todos sus autores estaban vivos cuando sucedieron los eventos, todos testigos oculares con la excepción de Lucas y del autor de la carta a los Hebreos.</text:span></text:p>
      <text:p text:style-name="P133">Todos estaban vivos cuando sucedieron los eventos. Todos. Mateo, Marcos, Lucas, Juan, Pablo, Pedro, Jacob, <text:span text:style-name="T210">Judas. Todos.</text:span></text:p>
      <text:p text:style-name="P134">Mateo, Marcos, Juan, Pedro, Jacob <text:span text:style-name="T211">y </text:span>Judas fueron discípulos de Jesucristo. <text:span text:style-name="T211">Comieron con el, caminaron con el, hablaron con el después de resucitado. </text:span></text:p>
      <text:p text:style-name="P135"><text:soft-page-break/>Pero no. Hay que confirmarlo <text:span text:style-name="T216">todo </text:span>con otras fuentes <text:span text:style-name="T213">que no estén en la biblia</text:span>, esas de las que casi no se tienen copias y son de miles de años después de los eventos. <text:span text:style-name="T212">Y como no se puede, todo debe ser mentira.</text:span></text:p>
      <text:p text:style-name="P136">Si el nuevo testamento no es <text:span text:style-name="T214">fuente histórica valida</text:span>, <text:span text:style-name="T215">ninguna narración</text:span>, absolutamente <text:span text:style-name="T215">ninguna </text:span>otra narración anterior a la imprenta es <text:span text:style-name="T214">fuente histórica valida</text:span>.</text:p>
      <text:h text:style-name="Heading_20_2" text:outline-level="2">En la cruz.</text:h>
      <text:p text:style-name="P13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37">La gente muere, a la gente la matan, los romanos crucificaban gente, muchos escribieron del asunto, no tenían razón para mentir, fácil de creer.</text:p>
      <text:p text:style-name="P137">Sin embargo no falta el Musulman que porque su Iman, su jefe religioso, le contó que una de las versiones del Coran dice que en realidad no murió en la cruz sino que fu<text:span text:style-name="T217">e</text:span> llevado al cielo vivo sin haber muerto <text:span text:style-name="T217">entonces no. No murió en la cruz y listo.</text:span></text:p>
      <text:p text:style-name="P138">Sin embargo, toda la evidencia histórica, mucha más que la que hay para cualquier otro evento de la antigüedad, indica lo contrario.</text:p>
      <text:p text:style-name="P138">Jesucristo murió en la cruz. <text:span text:style-name="T220">Hecho histórico. Mas que ningún otro de la historia antigua.</text:span></text:p>
      <text:h text:style-name="Heading_20_2" text:outline-level="2">Apariciones.</text:h>
      <text:p text:style-name="P138">Las primeras personas que creyeron en la resurrección de Cristo, fue porque lo vieron, lo tocaron, <text:span text:style-name="T218">comieron con el, </text:span>hablaron con el <text:span text:style-name="T218">y le metieron el dedo</text:span>. <text:span text:style-name="T218">E</text:span>l se acordaba de ellos y ellos se acordaron de el. </text:p>
      <text:p text:style-name="P138">Eso es lo que ellos dijeron, <text:span text:style-name="T218">eso</text:span> escribieron, y todos mantuvieron <text:span text:style-name="T218">esa creencia </text:span>hasta su muerte.</text:p>
      <text:p text:style-name="P138">Eso era lo que ellos creían. Que habían hablado, tocado y comido con un Jesús físico que era el mismo que habían visto muerto en la cruz y que habían enterrado.</text:p>
      <text:p text:style-name="P138">La mayoría de los historiadores, académicos y personas que estudian los manuscritos mas antiguos, aceptan que esa era la creencia de esos primeros cristianos.</text:p>
      <text:p text:style-name="P139">Hasta el día de hoy esa es la creencia de cualquiera que se haga llamar cristiano.</text:p>
      <text:p text:style-name="P139">Muchos fueron perseguidos por eso que creían. Muchos murieron por eso que creían. </text:p>
      <text:p text:style-name="P139"><text:soft-page-break/>Pero no falta el que dice que no, que eso no era lo que creían. <text:span text:style-name="T219">Aunque toda la evidencia indique que eso era lo que ellos creían.</text:span></text:p>
      <text:p text:style-name="P146"><text:span text:style-name="T224">L</text:span>os <text:span text:style-name="T226">testigos directos</text:span> <text:span text:style-name="T224">murieron creyendo que Jesucristo está vivo porque resucitó</text:span>. Hecho histórico.</text:p>
      <text:h text:style-name="Heading_20_2" text:outline-level="2">Cambiaron.</text:h>
      <text:p text:style-name="P14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21">ni tan comunicativos, ni tan viajeros.</text:span></text:p>
      <text:p text:style-name="P141">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41">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42">Shaul de Tarso era uno de esos Judíos. Después sería conocido como Pablo el Apóstol porque cambió. Después de una aparición, un poco diferente a la de los anteriores apóstoles, cambió. Empezó a creer el testimonio de los <text:span text:style-name="T223">apóstoles</text:span>, va y se <text:span text:style-name="T223">reúne</text:span> con ellos en Jerusalén, para averiguar bien como fue <text:span text:style-name="T222">el asunto. A hacerle “historeó” a Pedro, palabra griega de la que deriva la palabra historia. </text:span></text:p>
      <text:p text:style-name="P145"><text:soft-page-break/>El también cambió. El pasó de ser perseguidor a ser perseguido. </text:p>
      <text:p text:style-name="P143">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43">Y después de naufragios, de ser apedreado, de ser azotado varias veces, de ser encarcelado varias veces, de intentos de asesinato, de conspiraciones contra el, muere decapitado por lo que cree.</text:p>
      <text:p text:style-name="P143">El también cambio.</text:p>
      <text:p text:style-name="P144">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44">Los primeros cristianos cambiaron <text:span text:style-name="T225">después de creer que Jesucristo había resucitado</text:span>. Hecho histórico.</text:p>
      <text:h text:style-name="P190" text:outline-level="1"><text:span text:style-name="T227">Credibilidad</text:span>.</text:h>
      <text:p text:style-name="P178">No vemos que las personas resuciten, los cuerpos enterrados se descomponen y los cremados quedan echos polvo. Los muertos están echos polvo en la tumba, en el sepulcro.</text:p>
      <text:h text:style-name="Heading_20_2" text:outline-level="2">Negación.</text:h>
      <text:p text:style-name="P147">Si negamos lo lógico: </text:p>
      <text:p text:style-name="P147"><text:span text:style-name="T235">Q</text:span>ue la maquinaria biológica <text:span text:style-name="T251">que observamos </text:span>exige un diseñador muchísimo mas inteligente y creativo que el ser humano, si <text:span text:style-name="T235">es que </text:span>vamos a llamar al ser humano inteligente, diseñador y creativo.</text:p>
      <text:p text:style-name="P148"><text:span text:style-name="T235">Pues</text:span>, es prácticamente imposible entender <text:span text:style-name="T235">el hecho histórico de que los testigos directos murieron creyendo que Jesucristo está vivo porque resucitó.</text:span></text:p>
      <text:p text:style-name="P149">Pero si tenemos en cuenta que:</text:p>
      <text:p text:style-name="P149"><text:soft-page-break/><text:span text:style-name="T234">1) P</text:span>or lógica y por toda la evidencia que observamos en la maquinaria biológica, <text:span text:style-name="T246">plantas, animales y personas,</text:span> tiene que haber un creador de toda esta maquinaria.</text:p>
      <text:p text:style-name="P162">2) Que las narraciones de los evangelios sobre la crucifixión están respaldadas por evidencia circunstancial única en toda la historia de la humanidad: la tela en Turín. <text:span text:style-name="T246">Tela que s</text:span>eñala un evento único, <text:span text:style-name="T247">no generado por el hombre, </text:span>sobre una persona única, en <text:span text:style-name="T246">toda </text:span>la historia de la humanidad <text:span text:style-name="T248">y cuyas características coinciden de manera extraordinaria con la crucifixión de Jesucristo descrita en los evangelios.</text:span></text:p>
      <text:p text:style-name="P161">3) Que para el creador de la maquinaria biológica humana es perfectamente posible reproducir a voluntad un cuerpo humano <text:span text:style-name="T249">vivo </text:span>con <text:span text:style-name="T249">la </text:span>memoria, <text:span text:style-name="T250">los pensamientos, el espíritu</text:span> exact<text:span text:style-name="T250">o,</text:span> al momento de <text:span text:style-name="T249">una destrucción anterior</text:span>.</text:p>
      <text:p text:style-name="P161">4) <text:s/>Y que el testimonio de dicha resurrección esta respaldado por los mismos testigos que dan testimonio de la muerte de Jesucristo en la cruz, el evento más respaldado por evidencia en toda la historia antigua de la humanidad.</text:p>
      <text:p text:style-name="P179"><text:span text:style-name="T237">Así, e</text:span>s mucho mas fácil creer que <text:span text:style-name="T236">esos testigos directos, esos que dicen que lo tocaron, comieron y hablaron con el, murieran creyendo que Jesucristo está vivo porque resucitó</text:span>.</text:p>
      <text:h text:style-name="Heading_20_2" text:outline-level="2">Observaciones.</text:h>
      <text:p text:style-name="P149"><text:span text:style-name="T234">Ademas, </text:span>hay varias observaciones que argumentan en contra de que <text:span text:style-name="T234">los testimonios sobre </text:span>la resurrección de Jesucristo, <text:span text:style-name="T238">tal y como </text:span>est<text:span text:style-name="T234">án</text:span> en los evangelios, sea<text:span text:style-name="T239">n</text:span> fals<text:span text:style-name="T234">os</text:span>, sea<text:span text:style-name="T238">n</text:span> una fabricación del hombre.</text:p>
      <text:p text:style-name="P159">Veamos:</text:p>
      <text:h text:style-name="Heading_20_8" text:outline-level="8">Diferencias.</text:h>
      <text:p text:style-name="P150">Las diferencias entre l<text:span text:style-name="T232">a</text:span>s <text:span text:style-name="T232">fuentes</text:span> es argumento en contra <text:span text:style-name="T232">de que los testimonios sobre la resurrección de Jesucristo sean falsos</text:span>.</text:p>
      <text:p text:style-name="P156">Cuando varias fuentes son exactamente iguales es posible sospechar que dichas fuentes se pusieron de común acuerdo. En los procesos judiciales este fenómeno se llama “colusión”.</text:p>
      <text:p text:style-name="P156">Es normal y de esperar que halla pequeñas diferencias entre diferentes fuentes, pero en lo <text:span text:style-name="T240">esencial</text:span> deben ser iguales.</text:p>
      <text:p text:style-name="P156">El los cuatro evangelios lo esencial es igual: Jesucristo <text:span text:style-name="T252">está vivo porque </text:span>resucitó.</text:p>
      <text:h text:style-name="Heading_20_8" text:outline-level="8"><text:soft-page-break/>Vivos.</text:h>
      <text:p text:style-name="P151">El <text:span text:style-name="T232">que los cuatro evangelistas estuvieran vivos cuando sucedieron los eventos </text:span>es argumento en contra <text:span text:style-name="T232">de que los testimonios sobre la resurrección de Jesucristo sean falsos</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8" text:outline-level="8">Jerusalén.</text:h>
      <text:p text:style-name="P152"><text:span text:style-name="T233">La propagación del testimonio empezando en Jerusalén </text:span>es argumento en contra <text:span text:style-name="T232">de que los testimonios sobre la resurrección de Jesucristo sean falsos</text:span>.</text:p>
      <text:p text:style-name="P159">Los mitos y leyendas, así como las narraciones falsas <text:span text:style-name="T245">del mundo antiguo</text:span>, no se inician en el lugar de los hechos. Se inician donde <text:span text:style-name="T243">casi nadie</text:span> <text:span text:style-name="T243">o nadie </text:span>pueda dar testimonio en contra <text:span text:style-name="T244">por ausencia de información</text:span>.</text:p>
      <text:h text:style-name="P191" text:outline-level="8">Igual.</text:h>
      <text:p text:style-name="P168">El que los testimonios que tenemos hoy sean iguales a los manuscritos mas antiguas <text:span text:style-name="T228">es argumento en contra de que los testimonios sobre la resurrección de Jesucristo sean falsos.</text:span></text:p>
      <text:p text:style-name="P169">El testimonio ha sido el mismo desde el comienzo: al tercer día <text:span text:style-name="T262">de su muerte, </text:span>temprano en la mañana, unas mujeres fueron a la tumba y la encontraron vac<text:span text:style-name="T278">ía</text:span>. <text:span text:style-name="T263">U</text:span>nos ángeles le<text:span text:style-name="T264">s</text:span> di<text:span text:style-name="T273">cen que vayan a contar </text:span>que el muerto <text:span text:style-name="T270">ha resucitado y está </text:span>vivo. <text:span text:style-name="T275">Algunas</text:span> se asustaron <text:span text:style-name="T272">demasiado </text:span>y <text:span text:style-name="T275">salieron a esconderse calladitas</text:span>. María Magdalena <text:span text:style-name="T270">y otras se encuentran primero con Pedro y Juan y les cuentan lo sucedido</text:span>. <text:span text:style-name="T271">Algunas</text:span> regresan a la tumba <text:span text:style-name="T264">con</text:span> Pedro y Juan, <text:span text:style-name="T271">otras siguen a contarles a los otros</text:span>. <text:span text:style-name="T264">Los dos hombres</text:span> <text:span text:style-name="T261">corren y llegan primero a la tumba, todavía incrédulos de los sucedido, pero no ven ángeles solo la tumba vacía y la tela con que lo cubrieron. Algunas mujeres s</text:span>e quedan un rato mas que <text:span text:style-name="T261">los dos hombres</text:span> y Yeshua se les aparece por primera vez a María Magdalena y <text:span text:style-name="T276">las otras que también se quedaron.</text:span> <text:span text:style-name="T261">Regresan a contarles a todos que esta vez abrazaron a Yeshua y tampoco les creen. Esa tarde Jesucristo se les aparece a dos hombres camino a Emaús, quienes solo terminan por reconocerlo al llegar a su destino. Momento en el cual él se </text:span><text:soft-page-break/><text:span text:style-name="T261">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71"><text:span text:style-name="T266">Y ya. </text:span>Es<text:span text:style-name="T265">e</text:span> es el testimonio de aquel primer día de semana. <text:span text:style-name="T267">D</text:span>esde ese día y hasta el <text:span text:style-name="T265">día</text:span> de hoy no ha cambiado. Siempre igual. <text:span text:style-name="T279">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70">Los testimonios falsos van cambiando según la intención del mentiroso. Sobre todo <text:span text:style-name="T268">si</text:span> <text:span text:style-name="T274">la mentira es muy </text:span>difícil de creer y <text:span text:style-name="T274">se quiere que la crean</text:span>. La mentira se va haciendo mas grande, o mas pequeña, o va mutando según la conveniencia del momento.</text:p>
      <text:p text:style-name="P172">Eso no pasa con una verdad. <text:span text:style-name="T269">El que creyó, creyó y si no pues se la perdió. Que justamente es lo que ha sucedido con la resurrección de Cristo.</text:span></text:p>
      <text:h text:style-name="P193" text:outline-level="8">Nombres.</text:h>
      <text:p text:style-name="P153"><text:span text:style-name="T233">El listar </text:span>nombres de testigos de la resurrección <text:span text:style-name="T228">es argumento en contra de que los testimonios sobre la resurrección de Jesucristo sean falsos.</text:span></text:p>
      <text:p text:style-name="P160">El nuevo testamento da listas de personas que comieron, hablaron y tocaron a Jesucristo después de resucitar. El listar nombres es una invitación a investigar los hechos, a confirmar los hechos. <text:span text:style-name="T241">Esos nombres son dados mientras las personas aún están vivas. En los testimonios falsos se tiende a ser ambiguo y difuso en la información para que no sea fácilmente comprobable.</text:span></text:p>
      <text:h text:style-name="Heading_20_8" text:outline-level="8">Mujeres.</text:h>
      <text:p text:style-name="P154">El que los primeros testigos sean mujeres <text:span text:style-name="T229">es argumento en contra de que los testimonios sobre la resurrección de Jesucristo sean falsos.</text:span></text:p>
      <text:p text:style-name="P163">Para un Judío del tiempo de Yeshua, el testimonio de una mujer no tenía valor legal. No era relevante. </text:p>
      <text:p text:style-name="P163"><text:soft-page-break/>El que los testimonios de <text:span text:style-name="T253">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194" text:outline-level="8"><text:span text:style-name="T242">Grupos</text:span>.</text:h>
      <text:p text:style-name="P155">El que <text:span text:style-name="T230">haya apariciones a grupos es argumento en contra de que los testimonios sobre la resurrección de Jesucristo sean falsos.</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54">grandes sufrimientos e incluso la muerte</text:span>.</text:p>
      <text:p text:style-name="P164">Eso no sucede con alucinaciones. Repito: ESO NO SUCEDE CON ALUCINACIONES.</text:p>
      <text:h text:style-name="P194" text:outline-level="8"><text:span text:style-name="T254">Sufrieron</text:span>.</text:h>
      <text:p text:style-name="P165">El que <text:span text:style-name="T254">la mayoría de los primeros </text:span>testigos <text:span text:style-name="T254">hayan </text:span>perdi<text:span text:style-name="T254">do</text:span> todo por creer en Jesucristo <text:span text:style-name="T230">es argumento en contra de que los testimonios sobre la resurrección de Jesucristo sean falsos.</text:span></text:p>
      <text:p text:style-name="P166">Jose de Arimatea y Nicodemo eran miembros del Sanedrín. Por ser creyentes en Yeshua lo perdieron todo. Perdieron su dinero, su posición social y su familia los rechazó.</text:p>
      <text:p text:style-name="P166">Aún hoy día para un <text:span text:style-name="T256">Judío</text:span>, creer en Yeshua implica grandes sacrificios. Implica perder su vida anterior. En la gran <text:span text:style-name="T256">mayoría</text:span> de los casos se sufre el rechazo familiar y el rechazo <text:s/>de los demás <text:span text:style-name="T256">Judíos.</text:span></text:p>
      <text:p text:style-name="P166">Pero <text:span text:style-name="T255">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7">Eso no sucede con alguien que se inventa una mentira como esa.</text:p>
      <text:h text:style-name="P192" text:outline-level="8"><text:soft-page-break/><text:span text:style-name="T259">Cuerpo</text:span>.</text:h>
      <text:p text:style-name="P173">La inexistencia de testimonios que contradigan la desaparición del cuerpo muerto de Jesucristo es argumento en contra de que los testimonios sobre la resurrección de Jesucristo sean falsos.</text:p>
      <text:p text:style-name="P173">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60">detener la supuesta mentira</text:span>. <text:span text:style-name="T280">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5">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81">a</text:span>ck de Israel y que está vivo porque resucito. No lo hicieron.</text:p>
      <text:p text:style-name="P176">El movimiento aumentó sin que apareciera ni siquiera una suplantación del cuerpo.</text:p>
      <text:p text:style-name="P177">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82">se tiene una razón para </text:span>explicar porque después no intentaron una suplantación. <text:span text:style-name="T283">Si nosotros decimos que los discípulos se lo robaron y lo destruyeron no tiene ninguna sentido que después nosotros resultemos encontrando el cuerpo que otros destruyeron.</text:span></text:p>
      <text:p text:style-name="P174">El cuerpo de un muerto que supuestamente resucitó no desaparece tan <text:span text:style-name="T277">fácilmente</text:span> especialmente si su tumba está custodiada por los que lo mataron.</text:p>
      <text:h text:style-name="P195" text:outline-level="8"><text:span text:style-name="T257">Vergonzosos</text:span>.</text:h>
      <text:p text:style-name="P180">El que se registre<text:span text:style-name="T231">n</text:span> eventos vergonzosos para el <text:span text:style-name="T258">testigo</text:span> <text:span text:style-name="T230">es argumento en contra de que los testimonios sobre la resurrección de Jesucristo sean falsos.</text:span></text:p>
      <text:p text:style-name="P181">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81"><text:soft-page-break/>Reconocer asuntos vergonzosos es <text:span text:style-name="T284">un criterio positivo par determinar la credibilidad de </text:span>un testimonio de un proceso judicial o histórico. </text:p>
      <text:h text:style-name="P189" text:outline-level="2">Aviones.</text:h>
      <text:p text:style-name="P182">Creer en aviones hoy día no tiene ninguna gracia, <text:span text:style-name="T285">p</text:span>ero hace unos mil años hablar de una máquina que vuela, que tiene alas como las aves, que esta hecha de metal, que pesa toneladas, que lleva personas sentadas en su interior, que vuela <text:span text:style-name="T285">diez</text:span> veces mas <text:span text:style-name="T285">rápido</text:span> que <text:span text:style-name="T285">una paloma y que algún día se construirían cientos de miles de esas máquinas para viajar grandes distancias era bastante difícil. Tal vez sería necesario ver un avión en operación para poder creerlo.</text:span></text:p>
      <text:p text:style-name="P183">Así, después de la resurrección de los muertos, cuando nos volvamos a ver cara a cara con las personas a las que les hemos hecho daño y con las que nos han hecho daño, va a ser imposible negar la resurrección.</text:p>
      <text:p text:style-name="P183">Usted va a recordar haber visto este video y se va a acordar de mi.</text:p>
      <text:p text:style-name="P184">Nos vamos a volver a ver.</text:p>
      <text:h text:style-name="P18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7T16:35:16.535083701</dc:date>
    <meta:editing-duration>P3DT15H34M26S</meta:editing-duration>
    <meta:editing-cycles>768</meta:editing-cycles>
    <meta:generator>LibreOffice/6.0.7.3$Linux_X86_64 LibreOffice_project/00m0$Build-3</meta:generator>
    <dc:creator>Jose Luis Quiroga</dc:creator>
    <meta:document-statistic meta:table-count="0" meta:image-count="2" meta:object-count="0" meta:page-count="37" meta:paragraph-count="355" meta:word-count="14379" meta:character-count="82821" meta:non-whitespace-character-count="68746"/>
  </office:meta>
</office:document-meta>
</file>